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b2795" style:font-weight-asian="bold" style:font-weight-complex="bold"/>
    </style:style>
    <style:style style:name="P3" style:family="paragraph" style:parent-style-name="Standard">
      <style:text-properties fo:font-weight="bold" officeooo:rsid="000b2795" officeooo:paragraph-rsid="000b2795" style:font-weight-asian="bold" style:font-weight-complex="bold"/>
    </style:style>
    <style:style style:name="P4" style:family="paragraph" style:parent-style-name="Standard">
      <style:text-properties fo:font-weight="bold" officeooo:rsid="000d0d77" officeooo:paragraph-rsid="000d0d77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0b2795" officeooo:paragraph-rsid="000b2795" style:font-weight-asian="normal" style:font-weight-complex="normal"/>
    </style:style>
    <style:style style:name="P7" style:family="paragraph" style:parent-style-name="Standard">
      <style:text-properties fo:font-weight="normal" officeooo:rsid="000d0d77" officeooo:paragraph-rsid="000d0d77" style:font-weight-asian="normal" style:font-weight-complex="normal"/>
    </style:style>
    <style:style style:name="P8" style:family="paragraph" style:parent-style-name="Standard">
      <style:text-properties fo:font-weight="normal" officeooo:rsid="000d0d77" officeooo:paragraph-rsid="000ed13a" style:font-weight-asian="normal" style:font-weight-complex="normal"/>
    </style:style>
    <style:style style:name="P9" style:family="paragraph" style:parent-style-name="Standard">
      <style:text-properties fo:font-weight="normal" officeooo:rsid="0010ab55" officeooo:paragraph-rsid="0010ab55" style:font-weight-asian="normal" style:font-weight-complex="normal"/>
    </style:style>
    <style:style style:name="P10" style:family="paragraph" style:parent-style-name="Text_20_body">
      <style:text-properties fo:font-weight="normal" officeooo:rsid="0010ab55" officeooo:paragraph-rsid="0010ab55" style:font-weight-asian="normal" style:font-weight-complex="normal"/>
    </style:style>
    <style:style style:name="P11" style:family="paragraph" style:parent-style-name="Standard">
      <style:text-properties fo:font-weight="normal" officeooo:rsid="0010ab55" officeooo:paragraph-rsid="00142a81" style:font-weight-asian="normal" style:font-weight-complex="normal"/>
    </style:style>
    <style:style style:name="P12" style:family="paragraph" style:parent-style-name="Standard">
      <style:text-properties fo:font-weight="normal" officeooo:rsid="0010ab55" officeooo:paragraph-rsid="00161e71" style:font-weight-asian="normal" style:font-weight-complex="normal"/>
    </style:style>
    <style:style style:name="P13" style:family="paragraph" style:parent-style-name="Standard">
      <style:text-properties fo:font-weight="normal" officeooo:rsid="0010ab55" officeooo:paragraph-rsid="001ce721" style:font-weight-asian="normal" style:font-weight-complex="normal"/>
    </style:style>
    <style:style style:name="P14" style:family="paragraph" style:parent-style-name="Standard">
      <style:text-properties fo:font-weight="normal" officeooo:rsid="0010ab55" officeooo:paragraph-rsid="0026d51f" style:font-weight-asian="normal" style:font-weight-complex="normal"/>
    </style:style>
    <style:style style:name="P15" style:family="paragraph" style:parent-style-name="Standard">
      <style:text-properties fo:color="#c9211e" loext:opacity="100%" fo:font-weight="bold" officeooo:rsid="0010ab55" officeooo:paragraph-rsid="0010ab55" style:font-weight-asian="bold" style:font-weight-complex="bold"/>
    </style:style>
    <style:style style:name="P16" style:family="paragraph" style:parent-style-name="Standard">
      <style:text-properties fo:color="#c9211e" loext:opacity="100%" fo:font-weight="normal" officeooo:rsid="0010ab55" officeooo:paragraph-rsid="0010ab55" style:font-weight-asian="normal" style:font-weight-complex="normal"/>
    </style:style>
    <style:style style:name="P17" style:family="paragraph" style:parent-style-name="Standard">
      <style:text-properties fo:font-weight="normal" officeooo:rsid="0010ab55" officeooo:paragraph-rsid="001ce721" style:font-weight-asian="normal" style:font-weight-complex="normal"/>
    </style:style>
    <style:style style:name="P18" style:family="paragraph" style:parent-style-name="Standard">
      <style:text-properties fo:font-weight="normal" officeooo:rsid="0010ab55" officeooo:paragraph-rsid="0033802f" style:font-weight-asian="normal" style:font-weight-complex="normal"/>
    </style:style>
    <style:style style:name="P19" style:family="paragraph" style:parent-style-name="Standard">
      <style:text-properties fo:font-weight="normal" officeooo:rsid="0010ab55" officeooo:paragraph-rsid="0033edb8" style:font-weight-asian="normal" style:font-weight-complex="normal"/>
    </style:style>
    <style:style style:name="P20" style:family="paragraph" style:parent-style-name="Standard">
      <style:text-properties fo:font-weight="normal" officeooo:rsid="0010ab55" officeooo:paragraph-rsid="00373ced" style:font-weight-asian="normal" style:font-weight-complex="normal"/>
    </style:style>
    <style:style style:name="P21" style:family="paragraph" style:parent-style-name="Standard">
      <style:text-properties fo:font-weight="normal" officeooo:rsid="0010ab55" officeooo:paragraph-rsid="0039ef16" style:font-weight-asian="normal" style:font-weight-complex="normal"/>
    </style:style>
    <style:style style:name="P22" style:family="paragraph" style:parent-style-name="Standard">
      <style:text-properties fo:font-weight="normal" officeooo:rsid="0010ab55" officeooo:paragraph-rsid="003a325c" style:font-weight-asian="normal" style:font-weight-complex="normal"/>
    </style:style>
    <style:style style:name="P23" style:family="paragraph" style:parent-style-name="Standard">
      <style:text-properties fo:font-weight="normal" officeooo:rsid="0010ab55" officeooo:paragraph-rsid="003f9ddf" style:font-weight-asian="normal" style:font-weight-complex="normal"/>
    </style:style>
    <style:style style:name="P24" style:family="paragraph" style:parent-style-name="Standard">
      <style:text-properties fo:font-weight="normal" officeooo:rsid="0010ab55" officeooo:paragraph-rsid="0041e737" style:font-weight-asian="normal" style:font-weight-complex="normal"/>
    </style:style>
    <style:style style:name="P25" style:family="paragraph" style:parent-style-name="Standard">
      <style:text-properties fo:font-weight="normal" officeooo:rsid="0010ab55" officeooo:paragraph-rsid="004794e5" style:font-weight-asian="normal" style:font-weight-complex="normal"/>
    </style:style>
    <style:style style:name="P26" style:family="paragraph" style:parent-style-name="Standard">
      <style:text-properties fo:font-weight="normal" officeooo:rsid="0010ab55" officeooo:paragraph-rsid="0051ae74" style:font-weight-asian="normal" style:font-weight-complex="normal"/>
    </style:style>
    <style:style style:name="P27" style:family="paragraph" style:parent-style-name="Standard">
      <style:text-properties fo:font-weight="normal" officeooo:rsid="0010ab55" officeooo:paragraph-rsid="00542aaf" style:font-weight-asian="normal" style:font-weight-complex="normal"/>
    </style:style>
    <style:style style:name="P28" style:family="paragraph" style:parent-style-name="Standard">
      <style:text-properties fo:font-weight="normal" officeooo:rsid="0010ab55" officeooo:paragraph-rsid="00553ffe" style:font-weight-asian="normal" style:font-weight-complex="normal"/>
    </style:style>
    <style:style style:name="P29" style:family="paragraph" style:parent-style-name="Standard">
      <style:text-properties fo:font-weight="normal" officeooo:rsid="0010ab55" officeooo:paragraph-rsid="005733d6" style:font-weight-asian="normal" style:font-weight-complex="normal"/>
    </style:style>
    <style:style style:name="P30" style:family="paragraph" style:parent-style-name="Standard">
      <style:text-properties fo:font-weight="normal" officeooo:rsid="0010ab55" officeooo:paragraph-rsid="005dedc0" style:font-weight-asian="normal" style:font-weight-complex="normal"/>
    </style:style>
    <style:style style:name="P31" style:family="paragraph" style:parent-style-name="Standard">
      <style:text-properties fo:font-weight="normal" officeooo:rsid="0010ab55" officeooo:paragraph-rsid="006b6260" style:font-weight-asian="normal" style:font-weight-complex="normal"/>
    </style:style>
    <style:style style:name="P32" style:family="paragraph" style:parent-style-name="Standard">
      <style:text-properties fo:font-weight="normal" officeooo:rsid="0010ab55" officeooo:paragraph-rsid="006c863e" style:font-weight-asian="normal" style:font-weight-complex="normal"/>
    </style:style>
    <style:style style:name="P33" style:family="paragraph" style:parent-style-name="Standard">
      <style:text-properties fo:font-weight="normal" officeooo:rsid="0010ab55" officeooo:paragraph-rsid="006d6e52" style:font-weight-asian="normal" style:font-weight-complex="normal"/>
    </style:style>
    <style:style style:name="P34" style:family="paragraph" style:parent-style-name="Standard" style:list-style-name="L1">
      <style:text-properties officeooo:paragraph-rsid="0051ae74"/>
    </style:style>
    <style:style style:name="T1" style:family="text">
      <style:text-properties officeooo:rsid="000e5b55"/>
    </style:style>
    <style:style style:name="T2" style:family="text">
      <style:text-properties officeooo:rsid="000f8184"/>
    </style:style>
    <style:style style:name="T3" style:family="text">
      <style:text-properties fo:color="#c9211e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2a81" style:font-weight-asian="bold" style:font-weight-complex="bold"/>
    </style:style>
    <style:style style:name="T6" style:family="text">
      <style:text-properties officeooo:rsid="00161e71"/>
    </style:style>
    <style:style style:name="T7" style:family="text">
      <style:text-properties officeooo:rsid="0017b71c"/>
    </style:style>
    <style:style style:name="T8" style:family="text">
      <style:text-properties officeooo:rsid="00199dfa"/>
    </style:style>
    <style:style style:name="T9" style:family="text">
      <style:text-properties officeooo:rsid="0019f058"/>
    </style:style>
    <style:style style:name="T10" style:family="text">
      <style:text-properties style:font-name="Liberation Mono" officeooo:rsid="0019f058" style:font-name-asian="Noto Sans Mono CJK SC" style:font-name-complex="Liberation Mono"/>
    </style:style>
    <style:style style:name="T11" style:family="text">
      <style:text-properties style:font-name="Liberation Mono" officeooo:rsid="001ce721" style:font-name-asian="Noto Sans Mono CJK SC" style:font-name-complex="Liberation Mono"/>
    </style:style>
    <style:style style:name="T12" style:family="text">
      <style:text-properties style:font-name="Liberation Mono" officeooo:rsid="001e099a" style:font-name-asian="Noto Sans Mono CJK SC" style:font-name-complex="Liberation Mono"/>
    </style:style>
    <style:style style:name="T13" style:family="text">
      <style:text-properties style:font-name="Liberation Mono" officeooo:rsid="001f3913" style:font-name-asian="Noto Sans Mono CJK SC" style:font-name-complex="Liberation Mono"/>
    </style:style>
    <style:style style:name="T14" style:family="text">
      <style:text-properties style:font-name="Liberation Mono" officeooo:rsid="001fdd61" style:font-name-asian="Noto Sans Mono CJK SC" style:font-name-complex="Liberation Mono"/>
    </style:style>
    <style:style style:name="T15" style:family="text">
      <style:text-properties style:font-name="Liberation Mono" officeooo:rsid="0026d51f" style:font-name-asian="Noto Sans Mono CJK SC" style:font-name-complex="Liberation Mono"/>
    </style:style>
    <style:style style:name="T16" style:family="text">
      <style:text-properties style:font-name="Liberation Mono" officeooo:rsid="002730e9" style:font-name-asian="Noto Sans Mono CJK SC" style:font-name-complex="Liberation Mono"/>
    </style:style>
    <style:style style:name="T17" style:family="text">
      <style:text-properties style:font-name="Liberation Mono" officeooo:rsid="002e2538" style:font-name-asian="Noto Sans Mono CJK SC" style:font-name-complex="Liberation Mono"/>
    </style:style>
    <style:style style:name="T18" style:family="text">
      <style:text-properties style:font-name="Liberation Mono" officeooo:rsid="002fb017" style:font-name-asian="Noto Sans Mono CJK SC" style:font-name-complex="Liberation Mono"/>
    </style:style>
    <style:style style:name="T19" style:family="text">
      <style:text-properties style:font-name="Liberation Mono" officeooo:rsid="0033802f" style:font-name-asian="Noto Sans Mono CJK SC" style:font-name-complex="Liberation Mono"/>
    </style:style>
    <style:style style:name="T20" style:family="text">
      <style:text-properties style:font-name="Liberation Mono" officeooo:rsid="00355fbe" style:font-name-asian="Noto Sans Mono CJK SC" style:font-name-complex="Liberation Mono"/>
    </style:style>
    <style:style style:name="T21" style:family="text">
      <style:text-properties style:font-name="Liberation Mono" officeooo:rsid="003b0489" style:font-name-asian="Noto Sans Mono CJK SC" style:font-name-complex="Liberation Mono"/>
    </style:style>
    <style:style style:name="T22" style:family="text">
      <style:text-properties style:font-name="Liberation Mono" officeooo:rsid="003e2a6c" style:font-name-asian="Noto Sans Mono CJK SC" style:font-name-complex="Liberation Mono"/>
    </style:style>
    <style:style style:name="T23" style:family="text">
      <style:text-properties style:font-name="Liberation Mono" officeooo:rsid="003f9ddf" style:font-name-asian="Noto Sans Mono CJK SC" style:font-name-complex="Liberation Mono"/>
    </style:style>
    <style:style style:name="T24" style:family="text">
      <style:text-properties style:font-name="Liberation Mono" officeooo:rsid="0041e737" style:font-name-asian="Noto Sans Mono CJK SC" style:font-name-complex="Liberation Mono"/>
    </style:style>
    <style:style style:name="T25" style:family="text">
      <style:text-properties style:font-name="Liberation Mono" officeooo:rsid="004c96df" style:font-name-asian="Noto Sans Mono CJK SC" style:font-name-complex="Liberation Mono"/>
    </style:style>
    <style:style style:name="T26" style:family="text">
      <style:text-properties style:font-name="Liberation Mono" officeooo:rsid="00542aaf" style:font-name-asian="Noto Sans Mono CJK SC" style:font-name-complex="Liberation Mono"/>
    </style:style>
    <style:style style:name="T27" style:family="text">
      <style:text-properties style:font-name="Liberation Mono" officeooo:rsid="00553ffe" style:font-name-asian="Noto Sans Mono CJK SC" style:font-name-complex="Liberation Mono"/>
    </style:style>
    <style:style style:name="T28" style:family="text">
      <style:text-properties style:font-name="Liberation Mono" officeooo:rsid="005733d6" style:font-name-asian="Noto Sans Mono CJK SC" style:font-name-complex="Liberation Mono"/>
    </style:style>
    <style:style style:name="T29" style:family="text">
      <style:text-properties style:font-name="Liberation Mono" officeooo:rsid="0059f943" style:font-name-asian="Noto Sans Mono CJK SC" style:font-name-complex="Liberation Mono"/>
    </style:style>
    <style:style style:name="T30" style:family="text">
      <style:text-properties style:font-name="Liberation Mono" officeooo:rsid="005defd7" style:font-name-asian="Noto Sans Mono CJK SC" style:font-name-complex="Liberation Mono"/>
    </style:style>
    <style:style style:name="T31" style:family="text">
      <style:text-properties style:font-name="Liberation Mono" officeooo:rsid="006622f5" style:font-name-asian="Noto Sans Mono CJK SC" style:font-name-complex="Liberation Mono"/>
    </style:style>
    <style:style style:name="T32" style:family="text">
      <style:text-properties style:font-name="Liberation Mono" officeooo:rsid="00686634" style:font-name-asian="Noto Sans Mono CJK SC" style:font-name-complex="Liberation Mono"/>
    </style:style>
    <style:style style:name="T33" style:family="text">
      <style:text-properties style:font-name="Liberation Mono" fo:font-weight="bold" officeooo:rsid="001ce721" style:font-name-asian="Noto Sans Mono CJK SC" style:font-weight-asian="bold" style:font-name-complex="Liberation Mono" style:font-weight-complex="bold"/>
    </style:style>
    <style:style style:name="T34" style:family="text">
      <style:text-properties style:font-name="Liberation Mono" fo:font-weight="bold" officeooo:rsid="001fdd61" style:font-name-asian="Noto Sans Mono CJK SC" style:font-weight-asian="bold" style:font-name-complex="Liberation Mono" style:font-weight-complex="bold"/>
    </style:style>
    <style:style style:name="T35" style:family="text">
      <style:text-properties style:font-name="Liberation Mono" fo:font-weight="bold" officeooo:rsid="002730e9" style:font-name-asian="Noto Sans Mono CJK SC" style:font-weight-asian="bold" style:font-name-complex="Liberation Mono" style:font-weight-complex="bold"/>
    </style:style>
    <style:style style:name="T36" style:family="text">
      <style:text-properties style:font-name="Liberation Mono" fo:font-weight="bold" officeooo:rsid="003f9ddf" style:font-name-asian="Noto Sans Mono CJK SC" style:font-weight-asian="bold" style:font-name-complex="Liberation Mono" style:font-weight-complex="bold"/>
    </style:style>
    <style:style style:name="T37" style:family="text">
      <style:text-properties style:font-name="Liberation Mono" fo:font-weight="bold" officeooo:rsid="00542aaf" style:font-name-asian="Noto Sans Mono CJK SC" style:font-weight-asian="bold" style:font-name-complex="Liberation Mono" style:font-weight-complex="bold"/>
    </style:style>
    <style:style style:name="T38" style:family="text">
      <style:text-properties style:font-name="Liberation Mono" fo:font-weight="bold" officeooo:rsid="006622f5" style:font-name-asian="Noto Sans Mono CJK SC" style:font-weight-asian="bold" style:font-name-complex="Liberation Mono" style:font-weight-complex="bold"/>
    </style:style>
    <style:style style:name="T39" style:family="text">
      <style:text-properties style:font-name="Liberation Mono" fo:font-weight="normal" officeooo:rsid="002730e9" style:font-name-asian="Noto Sans Mono CJK SC" style:font-weight-asian="normal" style:font-name-complex="Liberation Mono" style:font-weight-complex="normal"/>
    </style:style>
    <style:style style:name="T40" style:family="text">
      <style:text-properties style:font-name="Liberation Mono" fo:font-weight="normal" officeooo:rsid="00542aaf" style:font-name-asian="Noto Sans Mono CJK SC" style:font-weight-asian="normal" style:font-name-complex="Liberation Mono" style:font-weight-complex="normal"/>
    </style:style>
    <style:style style:name="T41" style:family="text">
      <style:text-properties officeooo:rsid="001a24aa"/>
    </style:style>
    <style:style style:name="T42" style:family="text">
      <style:text-properties officeooo:rsid="001b6427"/>
    </style:style>
    <style:style style:name="T43" style:family="text">
      <style:text-properties officeooo:rsid="001ce72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iar e enviar a tag da nova baseline <text:span text:style-name="Source_20_Text">rc-1.2.0</text:span></text:p>
      <text:p text:style-name="Standard">git tag rc-1.2.0</text:p>
      <text:p text:style-name="Standard">git push origin rc-1.2.0</text:p>
      <text:p text:style-name="Standard"/>
      <text:p text:style-name="Standard"/>
      <text:p text:style-name="P1">2.3 Versionando seu código com Git</text:p>
      <text:p text:style-name="Standard"/>
      <text:p text:style-name="Standard">Abra um terminal e vá até o diretório citacoes.</text:p>
      <text:p text:style-name="Standard"/>
      <text:p text:style-name="Standard">$ cd ~/citacoes</text:p>
      <text:p text:style-name="Standard"/>
      <text:p text:style-name="Standard">Para transformar o diretório atual em um repositório do Git</text:p>
      <text:p text:style-name="Standard"/>
      <text:p text:style-name="Standard">$ git init</text:p>
      <text:p text:style-name="Standard"/>
      <text:p text:style-name="Standard">Pronto, o projeto já é um repositório Git vazio.</text:p>
      <text:p text:style-name="Standard">Observe que foi criada uma pasta oculta com o nome .git.</text:p>
      <text:p text:style-name="Standard"/>
      <text:p text:style-name="P1">Rastreando o arquivo</text:p>
      <text:p text:style-name="Standard"/>
      <text:p text:style-name="Standard">Podemos ver a situação dos arquivos no repositório Git com o comando:</text:p>
      <text:p text:style-name="Standard"/>
      <text:p text:style-name="Standard">git status</text:p>
      <text:p text:style-name="Standard"/>
      <text:p text:style-name="Standard">Para que o arquivo seja rastreado, devemos executar o seguinte comando:</text:p>
      <text:p text:style-name="Standard">git add filmes.txt</text:p>
      <text:p text:style-name="Standard"/>
      <text:p text:style-name="P1">Gravando o arquivo no repositório</text:p>
      <text:p text:style-name="P1"/>
      <text:p text:style-name="P5">Para gravarmos as mudanças no repositório, devemos executar o comando:</text:p>
      <text:p text:style-name="P5">git commit -m "Arquivo inicial de citacoes"</text:p>
      <text:p text:style-name="P5"/>
      <text:p text:style-name="P1">Alterando o arquivo</text:p>
      <text:p text:style-name="P2"/>
      <text:p text:style-name="P6">modifique algo no conteúdo o arquivo.</text:p>
      <text:p text:style-name="P6"/>
      <text:p text:style-name="P6">-&gt;Rastreando e gravando as alterações no repositório</text:p>
      <text:p text:style-name="P6">Rastrearmos a modificação: </text:p>
      <text:p text:style-name="P6"/>
      <text:p text:style-name="P6">git add filmes.txt</text:p>
      <text:p text:style-name="P6"/>
      <text:p text:style-name="P6">Podemos gravá-la no repositório:</text:p>
      <text:p text:style-name="P6"/>
      <text:p text:style-name="P6">git commit -m "Inserindo nova citacao"</text:p>
      <text:p text:style-name="P6"/>
      <text:p text:style-name="P6">Verificando alterações realizadas: </text:p>
      <text:p text:style-name="P7">git log</text:p>
      <text:p text:style-name="P7"/>
      <text:p text:style-name="P7">mostra o primeiro arquivo e ele com a alteração</text:p>
      <text:p text:style-name="P7"/>
      <text:p text:style-name="P7"/>
      <text:p text:style-name="P7"/>
      <text:p text:style-name="P7"><text:soft-page-break/></text:p>
      <text:p text:style-name="P4">Apontando seu projeto para o GitHub</text:p>
      <text:p text:style-name="P7"/>
      <text:p text:style-name="P7">Em um terminal, certifique-se de estar no diretório citacoes, que tem</text:p>
      <text:p text:style-name="P7">o repositório local:</text:p>
      <text:p text:style-name="P7"/>
      <text:p text:style-name="P7">$ cd ~/citacoes</text:p>
      <text:p text:style-name="P7"/>
      <text:p text:style-name="P7"><text:span text:style-name="T1">E</text:span>xecute o comando git remote:</text:p>
      <text:p text:style-name="P7"/>
      <text:p text:style-name="P8">$ git remote add origin <text:a xlink:type="simple" xlink:href="https://github.com/VladimirVieira/citacoes.git" text:style-name="Internet_20_link" text:visited-style-name="Visited_20_Internet_20_Link">https://github.com/VladimirVieira/citacoes.git</text:a></text:p>
      <text:p text:style-name="P8"/>
      <text:p text:style-name="P8">Com o comando anterior, apontamos o nome origin para o repositório lá do GitHub</text:p>
      <text:p text:style-name="P8"/>
      <text:p text:style-name="P8">Enviando as alterações para o GitHub</text:p>
      <text:p text:style-name="P8"/>
      <text:p text:style-name="P8">podemos enviar nossas mudanças para o GitHub</text:p>
      <text:p text:style-name="P7"/>
      <text:p text:style-name="P3">Enviando as alterações para o GitHub</text:p>
      <text:p text:style-name="P3"/>
      <text:p text:style-name="P6"><text:span text:style-name="T2">P</text:span>odemos enviar nossas mudanças para o GitHub</text:p>
      <text:p text:style-name="P6"/>
      <text:p text:style-name="P6">$ git push origin master</text:p>
      <text:p text:style-name="P6"/>
      <text:p text:style-name="P6"><text:span text:style-name="T2">Com isso</text:span>, enviamos as alterações para o repositório remoto configurado com o nome origin</text:p>
      <text:p text:style-name="P6"/>
      <text:p text:style-name="P15">Caso surja o erro:</text:p>
      <text:p text:style-name="P16"/>
      <text:p text:style-name="P10"><text:span text:style-name="Source_20_Text"><text:span text:style-name="T3">Updates were rejected because the remote contains work that you do not have locally.</text:span></text:span></text:p>
      <text:p text:style-name="P9"><text:span text:style-name="T3">Provavelmente o repositório remoto (no GitHub) já tem um </text:span><text:span text:style-name="Source_20_Text"><text:span text:style-name="T3">README.md</text:span></text:span><text:span text:style-name="T3">, </text:span><text:span text:style-name="Source_20_Text"><text:span text:style-name="T3">.gitignore</text:span></text:span><text:span text:style-name="T3">, ou algum commit inicial criado quando você criou o repositório pelo site do GitHub.</text:span></text:p>
      <text:p text:style-name="P16"/>
      <text:p text:style-name="P9"><text:span text:style-name="T3">Faça um </text:span><text:span text:style-name="Source_20_Text"><text:span text:style-name="T3">pull</text:span></text:span><text:span text:style-name="T3"> para trazer o que está no GitHub:</text:span></text:p>
      <text:p text:style-name="P16">git pull origin master --rebase</text:p>
      <text:p text:style-name="P16"/>
      <text:p text:style-name="P9"><text:span text:style-name="T3">O </text:span><text:span text:style-name="Source_20_Text"><text:span text:style-name="T3">--rebase</text:span></text:span><text:span text:style-name="T3"> evita que crie um "merge commit" automático. Ele vai aplicar suas mudanças por cima das que estão no GitHub.</text:span></text:p>
      <text:p text:style-name="P16"/>
      <text:p text:style-name="P9"><text:span text:style-name="T3">2. Depois disso, tente o </text:span><text:span text:style-name="Source_20_Text"><text:span text:style-name="T3">push</text:span></text:span><text:span text:style-name="T3"> novamente:</text:span></text:p>
      <text:p text:style-name="P16">git push origin master</text:p>
      <text:p text:style-name="P16"/>
      <text:p text:style-name="P9"><text:span text:style-name="T3">Caso apareça conflito ao fazer </text:span><text:span text:style-name="Source_20_Text"><text:span text:style-name="T3">pull:</text:span></text:span></text:p>
      <text:p text:style-name="P9"><text:span text:style-name="Source_20_Text"><text:span text:style-name="T3">git add .</text:span></text:span></text:p>
      <text:p text:style-name="P9"><text:span text:style-name="Source_20_Text"><text:span text:style-name="T3">git rebase --continue</text:span></text:span></text:p>
      <text:p text:style-name="P9"><text:span text:style-name="Source_20_Text"><text:span text:style-name="T3">git push origin master</text:span></text:span></text:p>
      <text:p text:style-name="P9"><text:span text:style-name="Source_20_Text"/></text:p>
      <text:p text:style-name="P9"><text:span text:style-name="Source_20_Text">Obtendo projeto do GitHub:</text:span></text:p>
      <text:p text:style-name="P9"><text:span text:style-name="Source_20_Text"/></text:p>
      <text:p text:style-name="P9"><text:span text:style-name="Source_20_Text">Com o projeto no GitHub,Se a pessoa tiver cadastrada no GitHub,</text:span></text:p>
      <text:p text:style-name="P9"><text:span text:style-name="Source_20_Text">será possível baixar o código</text:span></text:p>
      <text:p text:style-name="P9"><text:soft-page-break/><text:span text:style-name="Source_20_Text">git clone </text:span><text:a xlink:type="simple" xlink:href="https://github.com/VladimirVieira/citacoes.git" text:style-name="Internet_20_link" text:visited-style-name="Visited_20_Internet_20_Link"><text:span text:style-name="Source_20_Text">https://github.com/VladimirVieira/citacoes.git</text:span></text:a></text:p>
      <text:p text:style-name="P9"><text:span text:style-name="Source_20_Text"/></text:p>
      <text:p text:style-name="P9"><text:span text:style-name="Source_20_Text"/></text:p>
      <text:p text:style-name="P9"><text:span text:style-name="Source_20_Text">__________________________________________________________________</text:span></text:p>
      <text:p text:style-name="P9"><text:span text:style-name="Source_20_Text"/></text:p>
      <text:p text:style-name="P11"><text:span text:style-name="Source_20_Text"><text:span text:style-name="T5">Trabalhando com repositorio local</text:span></text:span></text:p>
      <text:p text:style-name="P11"><text:span text:style-name="Source_20_Text"><text:span text:style-name="T5"/></text:span></text:p>
      <text:p text:style-name="P11"><text:span text:style-name="Source_20_Text">Podemos rastrear todos esses arquivos de uma vez só com o comando:</text:span></text:p>
      <text:p text:style-name="P11"><text:span text:style-name="Source_20_Text"/></text:p>
      <text:p text:style-name="P11"><text:span text:style-name="Source_20_Text">$ git add .</text:span></text:p>
      <text:p text:style-name="P11"><text:span text:style-name="Source_20_Text"/></text:p>
      <text:p text:style-name="P11"><text:span text:style-name="Source_20_Text">O ponto do comando anterior representa todos os arquivos não rastreados do diretório atual e também de todos os seus subdiretórios.</text:span></text:p>
      <text:p text:style-name="P11"><text:span text:style-name="Source_20_Text"/></text:p>
      <text:p text:style-name="P11"><text:span text:style-name="Source_20_Text"><text:span text:style-name="T4">A área de stage</text:span></text:span></text:p>
      <text:p text:style-name="P11"><text:span text:style-name="Source_20_Text">Quando informamos para o Git que queremos rastrear um arquivo, executando git add pela primeira vez, o Git coloca esse arquivo em uma área especial do repositório, chamada de stage.</text:span></text:p>
      <text:p text:style-name="P11"><text:span text:style-name="Source_20_Text">Uma vez que um arquivo está na área de stage, todas as mudanças nesse arquivo passam a ser examinadas.</text:span></text:p>
      <text:p text:style-name="P11"><text:span text:style-name="Source_20_Text"/></text:p>
      <text:p text:style-name="P12"><text:span text:style-name="Source_20_Text"><text:span text:style-name="T6">Ao modificar index.html. Com git status.</text:span></text:span></text:p>
      <text:p text:style-name="P11"><text:span text:style-name="Source_20_Text">Note que o index.html continua aparecendo como um novo arquivo</text:span></text:p>
      <text:p text:style-name="P11"><text:span text:style-name="Source_20_Text">rastreado</text:span></text:p>
      <text:p text:style-name="P11"><text:span text:style-name="Source_20_Text">Mas observe que o arquivo index.html aparece mais uma vez, sob</text:span></text:p>
      <text:p text:style-name="P11"><text:span text:style-name="Source_20_Text">Changes not staged for commit, como modificado (modified).</text:span></text:p>
      <text:p text:style-name="P11"><text:span text:style-name="Source_20_Text"/></text:p>
      <text:p text:style-name="P11"><text:span text:style-name="Source_20_Text">Para colocarmos as últimas mudanças que fizemos no arquivo</text:span></text:p>
      <text:p text:style-name="P11"><text:span text:style-name="Source_20_Text">index.html na área de stage, devemos executar novamente:</text:span></text:p>
      <text:p text:style-name="P11"><text:span text:style-name="Source_20_Text"/></text:p>
      <text:p text:style-name="P11"><text:span text:style-name="Source_20_Text">$ git add index.html</text:span></text:p>
      <text:p text:style-name="P11"><text:span text:style-name="Source_20_Text"/></text:p>
      <text:p text:style-name="P11"><text:span text:style-name="Source_20_Text"><text:span text:style-name="T4">Ignorando arquivos</text:span></text:span></text:p>
      <text:p text:style-name="P11"><text:span text:style-name="Source_20_Text"><text:span text:style-name="T4"/></text:span></text:p>
      <text:p text:style-name="P11"><text:span text:style-name="Source_20_Text">Suponha que temos um arquivo todo.txt </text:span><text:span text:style-name="Source_20_Text"><text:span text:style-name="T7">e </text:span></text:span><text:span text:style-name="Source_20_Text">um subdiretório chamado tmp, com alguns arquivos temporários. </text:span><text:span text:style-name="Source_20_Text"><text:span text:style-name="T7">E n</text:span></text:span><text:span text:style-name="Source_20_Text">ão </text:span><text:span text:style-name="Source_20_Text"><text:span text:style-name="T7">queremos</text:span></text:span><text:span text:style-name="Source_20_Text"> manter o histórico de ambos no Git.</text:span></text:p>
      <text:p text:style-name="P11"><text:span text:style-name="Source_20_Text"/></text:p>
      <text:p text:style-name="P11"><text:span text:style-name="Source_20_Text">No nosso caso, devemos criar um arquivo chamado .gitignore no</text:span></text:p>
      <text:p text:style-name="P11"><text:span text:style-name="Source_20_Text">diretório moveis, com o seguinte conteúdo:</text:span></text:p>
      <text:p text:style-name="P11"><text:span text:style-name="Source_20_Text">todo.txt</text:span></text:p>
      <text:p text:style-name="P11"><text:span text:style-name="Source_20_Text">tmp/</text:span></text:p>
      <text:p text:style-name="P11"><text:span text:style-name="Source_20_Text"/></text:p>
      <text:p text:style-name="P11"><text:span text:style-name="Source_20_Text"><text:span text:style-name="T4">3.3 Gravando arquivos no repositório</text:span></text:span></text:p>
      <text:p text:style-name="P11"><text:span text:style-name="Source_20_Text"><text:span text:style-name="T4"/></text:span></text:p>
      <text:p text:style-name="P11"><text:span text:style-name="Source_20_Text">Os arquivos e alterações que foram colocados na área de stage através do c</text:span><text:span text:style-name="Source_20_Text"><text:span text:style-name="T8">o</text:span></text:span><text:span text:style-name="Source_20_Text">mando git add ainda não foram gravados no repositório.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oft-page-break/><text:span text:style-name="Source_20_Text">Para gravar esses arquivos e alterações definitivamente no repositório, devemos utilizar o comando git commit:</text:span></text:p>
      <text:p text:style-name="P11"><text:span text:style-name="Source_20_Text">$ git commit -m "Commit inicial"</text:span></text:p>
      <text:p text:style-name="P11"><text:span text:style-name="Source_20_Text"/></text:p>
      <text:p text:style-name="P11"><text:span text:style-name="Source_20_Text">Depois de executado esse comando, deverá aparecer algo como:</text:span></text:p>
      <text:p text:style-name="P11"><text:span text:style-name="Source_20_Text">[master (root-commit) 7777444] Commit inicial</text:span></text:p>
      <text:p text:style-name="P11"><text:span text:style-name="Source_20_Text">4 files changed, 26 insertions(+)</text:span></text:p>
      <text:p text:style-name="P11"><text:span text:style-name="Source_20_Text">create mode 100111 .gitignore</text:span></text:p>
      <text:p text:style-name="P11"><text:span text:style-name="Source_20_Text">create mode 100111 estilos.css</text:span></text:p>
      <text:p text:style-name="P11"><text:span text:style-name="Source_20_Text">create mode 100111 imagens/logo.png</text:span></text:p>
      <text:p text:style-name="P11"><text:span text:style-name="Source_20_Text">create mode 100111 index.html</text:span></text:p>
      <text:p text:style-name="P11"><text:span text:style-name="Source_20_Text"/></text:p>
      <text:p text:style-name="P11"><text:span text:style-name="Source_20_Text">7777444 - Esse código serve como um identificador do commit. Na verdade, </text:span><text:span text:style-name="Source_20_Text"><text:span text:style-name="T9">s</text:span></text:span><text:span text:style-name="Source_20_Text"><text:span text:style-name="T10">ã</text:span></text:span><text:span text:style-name="Source_20_Text"><text:span text:style-name="T9">o</text:span></text:span><text:span text:style-name="Source_20_Text"> exibidos apenas os primeiros 7 dígitos desse código, que contém 40 caracteres ao todo.</text:span></text:p>
      <text:p text:style-name="P11"><text:span text:style-name="Source_20_Text"/></text:p>
      <text:p text:style-name="P11"><text:span text:style-name="Source_20_Text">O termo commit é comum em qualquer sistema controlador de versão</text:span></text:p>
      <text:p text:style-name="P11"><text:span text:style-name="Source_20_Text">e significa gravar novos arquivos e alterações em arquivos existentes em um repositório.</text:span><text:span text:style-name="Source_20_Text"><text:span text:style-name="T41">O</text:span></text:span><text:span text:style-name="Source_20_Text">s termos comitar ou comitado são bem</text:span></text:p>
      <text:p text:style-name="P11"><text:span text:style-name="Source_20_Text">corriqueiros.</text:span></text:p>
      <text:p text:style-name="P11"><text:span text:style-name="Source_20_Text"/></text:p>
      <text:p text:style-name="P11"><text:span text:style-name="Source_20_Text"><text:span text:style-name="T4">Rastreando e comitando mudanças de uma só vez</text:span></text:span></text:p>
      <text:p text:style-name="P11"><text:span text:style-name="Source_20_Text"><text:span text:style-name="T4"/></text:span></text:p>
      <text:p text:style-name="P11"><text:span text:style-name="Source_20_Text">Note que </text:span><text:span text:style-name="Source_20_Text"><text:span text:style-name="T42">ao realizar mudanças em arquivos, </text:span></text:span><text:span text:style-name="Source_20_Text">os arquivos aparecem como modificados, mas a área de stage ainda não contém as mudanças efetuadas (Changes not staged for commit).</text:span></text:p>
      <text:p text:style-name="P11"><text:span text:style-name="Source_20_Text">Pode</text:span><text:span text:style-name="Source_20_Text"><text:span text:style-name="T42">mos</text:span></text:span><text:span text:style-name="Source_20_Text"> efetuar o git add dessas mudanças seguido do git commit. Porém, é possível rastrear as mudanças e comitá-las de uma vez</text:span></text:p>
      <text:p text:style-name="P11"><text:span text:style-name="Source_20_Text">com a opção -a:</text:span></text:p>
      <text:p text:style-name="P11"><text:span text:style-name="Source_20_Text"/></text:p>
      <text:p text:style-name="P11"><text:span text:style-name="Source_20_Text">$ git commit -a -m "Inserindo titulo e diminuindo tamanho da</text:span></text:p>
      <text:p text:style-name="P11"><text:span text:style-name="Source_20_Text">pagina"</text:span></text:p>
      <text:p text:style-name="P11"><text:span text:style-name="Source_20_Text"/></text:p>
      <text:p text:style-name="P11"><text:span text:style-name="Source_20_Text">A opção -a do comando git commit já efetua o rastreamento das mu-</text:span></text:p>
      <text:p text:style-name="P11"><text:span text:style-name="Source_20_Text">danças, adicionando-as à área de stage.</text:span></text:p>
      <text:p text:style-name="P11"><text:span text:style-name="Source_20_Text"/></text:p>
      <text:p text:style-name="P13"><text:span text:style-name="Source_20_Text"><text:span text:style-name="T43">Note que sempre que tivermos um arquivo novo, temos que utilizar o comando </text:span></text:span><text:span text:style-name="Source_20_Text">git add, </text:span><text:span text:style-name="Source_20_Text"><text:span text:style-name="T43">logo </text:span></text:span><text:span text:style-name="Source_20_Text">git commit -a -m "Inserindo titulo e diminuindo tamanho da pagina" </text:span><text:span text:style-name="Source_20_Text"><text:span text:style-name="T43">n</text:span></text:span><text:span text:style-name="Source_20_Text"><text:span text:style-name="T11">ão</text:span></text:span><text:span text:style-name="Source_20_Text"><text:span text:style-name="T43"> funcionar</text:span></text:span><text:span text:style-name="Source_20_Text"><text:span text:style-name="T11">ia.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2">A</text:span></text:span><text:span text:style-name="Source_20_Text"><text:span text:style-name="T11"> separação entre rastrear e gravar permite que as mudanças que fizemos no código sejam agrupadas de maneira lógica. Dessa forma,</text:span></text:span></text:p>
      <text:p text:style-name="P13"><text:span text:style-name="Source_20_Text"><text:span text:style-name="T11">podemos montar commits menores, que farão mais sentido posterior ao revisarmos o histórico do projeto e ajudarão ao mesclarmos nossas mudanças com as dos outros membros do nosso time.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oft-page-break/><text:span text:style-name="Source_20_Text"><text:span text:style-name="T33">3.4 Verificando o histórico do seu repositório</text:span></text:span></text:p>
      <text:p text:style-name="P13"><text:span text:style-name="Source_20_Text"><text:span text:style-name="T33"/></text:span></text:p>
      <text:p text:style-name="P13"><text:span text:style-name="Source_20_Text"><text:span text:style-name="T11">Para verificar o histórico das mudanças gravadas no repositório, ou seja, os commits efetuados, devemos utilizar o comando: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$ git log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$ git log -n 2 //</text:span></text:span><text:span text:style-name="Source_20_Text"><text:span text:style-name="T13">filtra para obter os dois últimos commits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$ git log --oneline <text:s/>//obtem o resumo de todos os commits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$ git log --stat <text:s/>//resumo dos arquivos alterados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$ git log -n 2 --oneline --stat <text:s/>//</text:span></text:span><text:span text:style-name="Source_20_Text"><text:span text:style-name="T14">Podemos combinar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34">Verificando mudanças ainda não rastreadas</text:span></text:span></text:p>
      <text:p text:style-name="P13"><text:span text:style-name="Source_20_Text"><text:span text:style-name="T34"/></text:span></text:p>
      <text:p text:style-name="P13"><text:span text:style-name="Source_20_Text"><text:span text:style-name="T14">Se quisermos revisar a modificação efetuada, verificando as diferenças entre o arquivo alterado e o que foi comitado anteriormente, podemos usar o</text:span></text:span></text:p>
      <text:p text:style-name="P13"><text:span text:style-name="Source_20_Text"><text:span text:style-name="T14">comando:</text:span></text:span></text:p>
      <text:p text:style-name="P13"><text:span text:style-name="Source_20_Text"><text:span text:style-name="T14">$ git diff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O git diff não poderá ser utilizado para arquivos novos, que ainda</text:span></text:span></text:p>
      <text:p text:style-name="P13"><text:span text:style-name="Source_20_Text"><text:span text:style-name="T14">não estão sendo rastreados pelo Git</text:span></text:span></text:p>
      <text:p text:style-name="P13"><text:span text:style-name="Source_20_Text"><text:span text:style-name="T14"/></text:span></text:p>
      <text:p text:style-name="P13"><text:span text:style-name="Source_20_Text"><text:span text:style-name="T34">Verificando mudanças rastreadas e não rastreadas ao mesmo tempo</text:span></text:span></text:p>
      <text:p text:style-name="P13"><text:span text:style-name="Source_20_Text"><text:span text:style-name="T34"/></text:span></text:p>
      <text:p text:style-name="P13"><text:span text:style-name="Source_20_Text"><text:span text:style-name="T14">Será que é possível exibir tanto as alterações fora da área de stage como as de dentro?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Sim! Para isso, precisamos descobrir o código do último commit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git log -n 1 --oneline 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$ git diff 222cccc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Podemos usar o comando git diff para verificar as diferenças entre</text:span></text:span></text:p>
      <text:p text:style-name="P13"><text:span text:style-name="Source_20_Text"><text:span text:style-name="T14">dois commits específicos. Para comparar o que foi alterado no nosso último</text:span></text:span></text:p>
      <text:p text:style-name="P13"><text:span text:style-name="Source_20_Text"><text:span text:style-name="T14">commit em relação aos dois anteriores, devemos utilizar o git diff passando os códigos desses commits: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$ git diff 222cccc..8877887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4"><text:span text:style-name="Source_20_Text"><text:span text:style-name="T15">Note o comando:</text:span></text:span></text:p>
      <text:p text:style-name="P13"><text:span text:style-name="Source_20_Text"><text:span text:style-name="T14">$ git diff 8877887~2</text:span></text:span></text:p>
      <text:p text:style-name="P13"><text:span text:style-name="Source_20_Text"><text:span text:style-name="T14">O comando exibe as mudanças nos arquivos do commit de código 8877887 em relação aos dois commits feitos imediatamente antes. O</text:span></text:span></text:p>
      <text:p text:style-name="P13"><text:span text:style-name="Source_20_Text"><text:span text:style-name="T14">número depois do ~ indica quantos commits anteriores devem ser considerados na comparação. No nosso caso, foram dois.</text:span></text:span></text:p>
      <text:p text:style-name="P13"><text:soft-page-break/><text:span text:style-name="Source_20_Text"><text:span text:style-name="T14"/></text:span></text:p>
      <text:p text:style-name="P13"><text:span text:style-name="Source_20_Text"><text:span text:style-name="T14">O comando git status lista os arquivos modificados e o conteúdo</text:span></text:span></text:p>
      <text:p text:style-name="P13"><text:span text:style-name="Source_20_Text"><text:span text:style-name="T14">da área de stage. Já o comando git diff mostra detalhadamente quais foram essas modificações, além de permitir verificar mudanças entre dois commits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__________________________________________________________________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34">Renomeando arquivos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Para manter o padrão de nomenclatura, resolvemos modificar o nome do arquivo estilos.css para principal.css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Para fazer isso, teríamos que criar o novo arquivo, copiar seu conteúdo, remover o arquivo antigo, adicionando tanto o novo arquivo como a deleção do arquivo antigo na área de stage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$ git mv estilos.css principal.css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Feitas as alterações, podemos gravá-las no repositório com o comando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git commit -am "Renomeando CSS"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34">Movendo arquivos</text:span></text:span></text:p>
      <text:p text:style-name="P13"><text:span text:style-name="Source_20_Text"><text:span text:style-name="T34"/></text:span></text:p>
      <text:p text:style-name="P13"><text:span text:style-name="Source_20_Text"><text:span text:style-name="T14">E se quisermos mover o arquivo principal.js para um subdiretório</text:span></text:span></text:p>
      <text:p text:style-name="P13"><text:span text:style-name="Source_20_Text"><text:span text:style-name="T14">chamado js?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$ git mv principal.js js/principal.js</text:span></text:span></text:p>
      <text:p text:style-name="P13"><text:span text:style-name="Source_20_Text"><text:span text:style-name="T14"/></text:span></text:p>
      <text:p text:style-name="P13"><text:span text:style-name="Source_20_Text"><text:span text:style-name="T34">Desfazendo mudanças não rastreadas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editamos o arquivo index.html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Fizemos a alteração sem muita convicção. Por isso, não a adicionamos na área de stage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7">P</text:span></text:span><text:span text:style-name="Source_20_Text"><text:span text:style-name="T14">ara desfazermos as alterações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Devemos executar o seguinte comando:</text:span></text:span></text:p>
      <text:p text:style-name="P13"><text:span text:style-name="Source_20_Text"><text:span text:style-name="T14">$ git checkout – index.html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O comando git checkout desfaz as alterações ainda não rastreadas,</text:span></text:span></text:p>
      <text:p text:style-name="P13"><text:span text:style-name="Source_20_Text"><text:span text:style-name="T14">ou seja, que ainda não estão na área de stage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Podemos </text:span></text:span><text:span text:style-name="Source_20_Text"><text:span text:style-name="T17">também </text:span></text:span><text:span text:style-name="Source_20_Text"><text:span text:style-name="T14">utilizar o comando git checkout para recuperar arquivos removidos acidentalmente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oft-page-break/><text:span text:style-name="Source_20_Text"><text:span text:style-name="T34">Desfazendo mudanças já rastreadas</text:span></text:span></text:p>
      <text:p text:style-name="P13"><text:span text:style-name="Source_20_Text"><text:span text:style-name="T14">E se já tivermos rastreado uma mudança indesejada no arquivo?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Se quisermos apenas remover da área de stage a mudança efetuada no arquivo index.html, preservando o arquivo modificado, devemos executar: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$ git reset – index.html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7">O</text:span></text:span><text:span text:style-name="Source_20_Text"><text:span text:style-name="T14"> comando git reset retira o arquivo da stage</text:span></text:span></text:p>
      <text:p text:style-name="P13"><text:span text:style-name="Source_20_Text"><text:span text:style-name="T14">mas preserva tudo o que foi modificado nesse arquivo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Se invocarmos o comando git reset sem nenhum parâmetro, se-</text:span></text:span></text:p>
      <text:p text:style-name="P13"><text:span text:style-name="Source_20_Text"><text:span text:style-name="T14">rão retirados todos os arquivos da área de stage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14">No caso de querermos descartar todas as mudanças nos arquivos ao invocarmos git reset, devemos utilizar a opção --hard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Há um detalhe importante: a opção --hard retira todos os arquivos da área de stage e desfaz todas as alterações nesses arquivos. No fim das contas, o repositório fica exatamente no estado que estava no último commit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$ git reset --hard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14">o repositório voltou a ficar exatamente como estava no último commit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34">Desfazendo mudanças já comitadas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16">se já tivermos comitado algumas modificações e quisermos vol-</text:span></text:span></text:p>
      <text:p text:style-name="P13"><text:span text:style-name="Source_20_Text"><text:span text:style-name="T16">tar atrás?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se tivermos feito as seguintes mudanças no arquivo index.html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Depois, comitamos as alterações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commit -am "Adicionando texto peculiar"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Se quisermos voltar atrás, desfazendo as alterações no repositório, podemos utilizar o comando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revert --no-edit 6111116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o código 6111116 representa o último commit efetuado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oft-page-break/><text:span text:style-name="Source_20_Text"><text:span text:style-name="T16">Uma outra forma de desfazer alterações já comitadas é utilizando o comando git reset seguido da opção --hard e de um código de commit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8">D</text:span></text:span><text:span text:style-name="Source_20_Text"><text:span text:style-name="T16">evemos executar:</text:span></text:span></text:p>
      <text:p text:style-name="P13"><text:span text:style-name="Source_20_Text"><text:span text:style-name="T16">$ git reset --hard 7733388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No histórico do repositório, exibido ao executarmos git log</text:span></text:span></text:p>
      <text:p text:style-name="P13"><text:span text:style-name="Source_20_Text"><text:span text:style-name="T16">--oneline, os commits descartados não aparecem 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oft-page-break/><text:span text:style-name="Source_20_Text"><text:span text:style-name="T35">Repositório remoto</text:span></text:span></text:p>
      <text:p text:style-name="P13"><text:span text:style-name="Source_20_Text"><text:span text:style-name="T16">repositório remoto, que nada mais é do que um repositório Git criado em outro computador, chamado de servidor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Criando um repositório remoto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A criação do repositório remoto é feita com o comando git init, da</text:span></text:span></text:p>
      <text:p text:style-name="P13"><text:span text:style-name="Source_20_Text"><text:span text:style-name="T16">mesma maneira que fizemos para criar o repositório local, entretanto devemos passar o parâmetro --bare ao comando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init --bare moveis-ecologicos.git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O parâmetro --bare serve para que o Git não crie um working tree (diretório de trabalho), impedindo que commits sejam efetuados diretamente no servidor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Adicionando o repositório remoto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Para ensinar ao Git onde se encontra o nosso repositório remoto, devemos utilizar o comando git remote add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Listando os repositórios remotos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$ git remote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o Git permite que tenhamos duas URLs distintas para o mesmo repositório remoto, sendo uma para leitura (fetch) e outra para escrita (push)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Alterando e removendo os repositórios remotos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$ git remote rename servidor outronome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Enviando commits para o repositório remoto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push servidor master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A palavra master que utilizamos no comando anterior é o nome</text:span></text:span></text:p>
      <text:p text:style-name="P13"><text:span text:style-name="Source_20_Text"><text:span text:style-name="T16">da branch principal do nosso repositório. Estudaremos branches com</text:span></text:span></text:p>
      <text:p text:style-name="P13"><text:span text:style-name="Source_20_Text"><text:span text:style-name="T16">profundidade mais adiante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35">4.4 Clonando o repositório remoto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Para obtermos uma cópia de um repositório Git, devemos utilizar o comando git clone informando a URL do repositório a ser clonado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clone </text:span></text:span><text:a xlink:type="simple" xlink:href="file://192.168.1.1/opt/repositorios/moveis-ecologicos.git" text:style-name="Internet_20_link" text:visited-style-name="Visited_20_Internet_20_Link"><text:span text:style-name="Source_20_Text"><text:span text:style-name="T16">file://192.168.1.1/opt/repositorios/moveis-ecologicos.git</text:span></text:span></text:a></text:p>
      <text:p text:style-name="P13"><text:span text:style-name="Source_20_Text"><text:span text:style-name="T16"/></text:span></text:p>
      <text:p text:style-name="P13"><text:span text:style-name="Source_20_Text"><text:span text:style-name="T16">Por padrão, o Git criará um diretório com o mesmo nome do repositório, e também já adicionará um repositório remoto com o name origin, que aponta para a URL clonada.</text:span></text:span></text:p>
      <text:p text:style-name="P13"><text:soft-page-break/><text:span text:style-name="Source_20_Text"><text:span text:style-name="T16"/></text:span></text:p>
      <text:p text:style-name="P13"><text:span text:style-name="Source_20_Text"><text:span text:style-name="T35">Sincronizando o repositório local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Após clonar o repositório do projeto, o novo desenvolvedor finalizou uma das novas funcionalidades, realizando alguns commits para isso, e inclusive já enviou tais commits para o servidor.</text:span></text:span></text:p>
      <text:p text:style-name="P13"><text:span text:style-name="Source_20_Text"><text:span text:style-name="T16">Sendo assim, para que possamos visualizar as alterações e commits realizados pelo novo desenvolvedor, devemos sincronizar o nosso repositório local com o servidor, puxando os novos commits para o nosso repositório local.</text:span></text:span></text:p>
      <text:p text:style-name="P13"><text:span text:style-name="Source_20_Text"><text:span text:style-name="T16">A sincronização do repositório local com o servidor é feita com o uso do comando git pull, onde devemos informar o name do repositório remoto que queremos sincronizar, e o nome da branch local a ser atualizada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pull servidor master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Protocolo HTTP/HTTPS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$ git clone http://192.168.1.1/opt/repositorios/moveis-ecologicos.git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35">5.5 Criando o repositório do projeto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Para criar um novo repositório no GitHub, devemos acessar a URL http://github.com/new ou clicar no botão New repository existente na página</text:span></text:span><text:span text:style-name="Source_20_Text"><text:span text:style-name="T19">v</text:span></text:span><text:span text:style-name="Source_20_Text"><text:span text:style-name="T16">principal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19">D</text:span></text:span><text:span text:style-name="Source_20_Text"><text:span text:style-name="T16">evemos preencher o nome do repositório no campo</text:span></text:span><text:span text:style-name="Source_20_Text"><text:span text:style-name="T19">d</text:span></text:span><text:span text:style-name="Source_20_Text"><text:span text:style-name="T16">Repository name, e, opcionalmente, preencher uma descrição no campo</text:span></text:span></text:p>
      <text:p text:style-name="P13"><text:span text:style-name="Source_20_Text"><text:span text:style-name="T16">Description. Após isso, basta clicar no botão Create repository, e</text:span></text:span></text:p>
      <text:p text:style-name="P13"><text:span text:style-name="Source_20_Text"><text:span text:style-name="T16">seremos redirecionados para a página principal do repositório</text:span></text:span></text:p>
      <text:p text:style-name="P13"><text:span text:style-name="Source_20_Text"><text:span text:style-name="T16"/></text:span></text:p>
      <text:p text:style-name="P18"><text:span text:style-name="Source_20_Text"><text:span text:style-name="T16">Agora basta adicionarmos o repositório remoto, com o comando </text:span></text:span></text:p>
      <text:p text:style-name="P18"><text:span text:style-name="Source_20_Text"><text:span text:style-name="T16">git remote add</text:span></text:span></text:p>
      <text:p text:style-name="P18"><text:span text:style-name="Source_20_Text"><text:span text:style-name="T16"/></text:span></text:p>
      <text:p text:style-name="P18"><text:span text:style-name="Source_20_Text"><text:span text:style-name="T35">$ git remote add origin</text:span></text:span></text:p>
      <text:p text:style-name="P18"><text:span text:style-name="Source_20_Text"><text:span text:style-name="T16"/></text:span></text:p>
      <text:p text:style-name="P18"><text:span text:style-name="Source_20_Text"><text:span text:style-name="T16">Com o repositório remoto adicionado, podemos finalmente enviar os commits para o GitHub.</text:span></text:span></text:p>
      <text:p text:style-name="P18"><text:span text:style-name="Source_20_Text"><text:span text:style-name="T16"/></text:span></text:p>
      <text:p text:style-name="P18"><text:span text:style-name="Source_20_Text"><text:span text:style-name="T16">O envio dos commits é feito da mesma maneira que vimos no capítulo</text:span></text:span></text:p>
      <text:p text:style-name="P18"><text:span text:style-name="Source_20_Text"><text:span text:style-name="T16">anterior, ou seja, utilizando o comando git push:</text:span></text:span></text:p>
      <text:p text:style-name="P18"><text:span text:style-name="Source_20_Text"><text:span text:style-name="T16"/></text:span></text:p>
      <text:p text:style-name="P18"><text:span text:style-name="Source_20_Text"><text:span text:style-name="T35">$ git push origin master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35">5.7 Clonando o repositório hospedado no GitHub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Para que um novo desenvolvedor obtenha uma cópia do repositório</text:span></text:span></text:p>
      <text:p text:style-name="P13"><text:soft-page-break/><text:span text:style-name="Source_20_Text"><text:span text:style-name="T16"/></text:span></text:p>
      <text:p text:style-name="P13"><text:span text:style-name="Source_20_Text"><text:span text:style-name="T16">$ git clone </text:span></text:span><text:a xlink:type="simple" xlink:href="https://github.com/fulanodasilva/moveis-ecologicos.git" text:style-name="Internet_20_link" text:visited-style-name="Visited_20_Internet_20_Link"><text:span text:style-name="Source_20_Text"><text:span text:style-name="T16">https://github.com/fulanodasilva/moveis-ecologicos.git</text:span></text:span></text:a></text:p>
      <text:p text:style-name="P13"><text:span text:style-name="Source_20_Text"><text:span text:style-name="T16"/></text:span></text:p>
      <text:p text:style-name="P19"><text:span text:style-name="Source_20_Text"><text:span text:style-name="T35">Pull Request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Para que os commits sejam integrados ao repositório original do projeto, no caso o repositório vraptor4 do usuário caelum, devemos enviar um Pull Request para o usuário caelum, solicitando que seja feito um pull dos nossos commits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Para criar um Pull Request devemos acessar a página do nosso repo-</text:span></text:span></text:p>
      <text:p text:style-name="P13"><text:span text:style-name="Source_20_Text"><text:span text:style-name="T16">sitório no GitHub, clicar no link Pull Requests, e em seguida clicar no botão New pull request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Após criarmos o pull request, o usuário caelum receberá uma noti-</text:span></text:span></text:p>
      <text:p text:style-name="P13"><text:span text:style-name="Source_20_Text"><text:span text:style-name="T16">ficação do GitHub, e poderá efetuar o pull dos nossos commits, integrando-os ao repositório original do projeto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oft-page-break/><text:span text:style-name="Source_20_Text"><text:span text:style-name="T35">Trabalhando em paralelo com branches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A maioria dos sistemas de controle de versão permite trabalho em par</text:span></text:span><text:span text:style-name="Source_20_Text"><text:span text:style-name="T20">a</text:span></text:span><text:span text:style-name="Source_20_Text"><text:span text:style-name="T16">lelo através de branches. Uma branch é uma linha independente de desenvolvimento em que podemos comitar novas versões do código sem afetar outras branches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Vamos nos certificar de que estamos no nosso repositório moveis, executando cd ~/moveis em um terminal.</text:span></text:span></text:p>
      <text:p text:style-name="P13"><text:span text:style-name="Source_20_Text"><text:span text:style-name="T16">Para listar as branches do nosso repositório, devemos executar o comando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branch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Teremos como resposta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* master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Peraí! Foi mostrada uma branch chamada master, mesmo sem termos</text:span></text:span></text:p>
      <text:p text:style-name="P13"><text:span text:style-name="Source_20_Text"><text:span text:style-name="T16">criados nenhuma branch... Isso ocorreu porque o Git possui por padrão uma branch principal chamada master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Observe que a branch master tem um asterisco (*) na frente. Isso indica que é a branch atual, em que estamos trabalhando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No Git, toda branch é basicamente um apontador para um commit. A</text:span></text:span></text:p>
      <text:p text:style-name="P13"><text:span text:style-name="Source_20_Text"><text:span text:style-name="T16">cada novo commit que fazemos, a branch é movida automaticamente, passando a apontar para esse novo commit. Por isso, por padrão, a branch master aponta para o último commit que fizemos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branch -v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Podemos observar os commits com seus respectivos pais executando o</text:span></text:span></text:p>
      <text:p text:style-name="P13"><text:span text:style-name="Source_20_Text"><text:span text:style-name="T16">comando git log com a opção –parents. 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git log –parents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Juntando as opções, podemos executar git log --oneline</text:span></text:span></text:p>
      <text:p text:style-name="P13"><text:span text:style-name="Source_20_Text"><text:span text:style-name="T16">--decorate --parents para exibir o histórico resumido do nosso</text:span></text:span></text:p>
      <text:p text:style-name="P13"><text:span text:style-name="Source_20_Text"><text:span text:style-name="T16">repositório com o commit para o qual a master está apontado e os commits pai de cada commit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Além disso, podemos ver que a branch master aponta para o último</text:span></text:span></text:p>
      <text:p text:style-name="P13"><text:span text:style-name="Source_20_Text"><text:span text:style-name="T16">commit, de código b92285b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35">Criando uma branch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Para criarmos uma branch chamada design para trabalharmos na melhoria do design basta executarmos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16">$ git branch design</text:span></text:span></text:p>
      <text:p text:style-name="P13"><text:soft-page-break/><text:span text:style-name="Source_20_Text"><text:span text:style-name="T16">Não será exibida nenhuma resposta.</text:span></text:span></text:p>
      <text:p text:style-name="P13"><text:span text:style-name="Source_20_Text"><text:span text:style-name="T16">Se listarmos as branches com o comando git branch, teremos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design</text:span></text:span></text:p>
      <text:p text:style-name="P13"><text:span text:style-name="Source_20_Text"><text:span text:style-name="T16">* master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A nova branch que acabamos de criar ( design) aponta para o mesmo</text:span></text:span></text:p>
      <text:p text:style-name="P13"><text:span text:style-name="Source_20_Text"><text:span text:style-name="T16">commit que a branch que estávamos anteriormente ( master). Podemos verificar isso com o comando git branch -v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design b92285b Revert "Adicionando texto peculiar"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* master b92285b Revert "Adicionando texto peculiar"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Mas onde o Git guarda a informação de qual é a branch atual? Aí que entra o HEAD, que é um apontador especial que indica qual é a branch na qual estamos trabalhando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Trocando de branch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Já criamos nossa branch design mas ainda estamos na master. Para trocarmos para a branch recentemente criada, devemos executar: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$ git checkout design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Criando e já trocando para uma nova branch</text:span></text:span></text:p>
      <text:p text:style-name="P13"><text:span text:style-name="Source_20_Text"><text:span text:style-name="T35"/></text:span></text:p>
      <text:p text:style-name="P13"><text:span text:style-name="Source_20_Text"><text:span text:style-name="T16">$ git checkout -b loja</text:span></text:span></text:p>
      <text:p text:style-name="P13"><text:span text:style-name="Source_20_Text"><text:span text:style-name="T16"/></text:span></text:p>
      <text:p text:style-name="P13"><text:span text:style-name="Source_20_Text"><text:span text:style-name="T35">Deletando uma branch</text:span></text:span></text:p>
      <text:p text:style-name="P13"><text:span text:style-name="Source_20_Text"><text:span text:style-name="T35"/></text:span></text:p>
      <text:p text:style-name="P20"><text:span text:style-name="Source_20_Text"><text:span text:style-name="T16">Não é possível remover uma branch enquanto estivermos nela. Por isso, devemos ir para outra branch. Para ir para a branch master, devemos executar </text:span></text:span></text:p>
      <text:p text:style-name="P20"><text:span text:style-name="Source_20_Text"><text:span text:style-name="T39"/></text:span></text:p>
      <text:p text:style-name="P20"><text:span text:style-name="Source_20_Text"><text:span text:style-name="T16">git checkout master</text:span></text:span></text:p>
      <text:p text:style-name="P20"><text:span text:style-name="Source_20_Text"><text:span text:style-name="T16"/></text:span></text:p>
      <text:p text:style-name="P20"><text:span text:style-name="Source_20_Text"><text:span text:style-name="T16">Para deletar uma branch, devemos utilizar a opção -d do comando git branch:</text:span></text:span></text:p>
      <text:p text:style-name="P20"><text:span text:style-name="Source_20_Text"><text:span text:style-name="T16"/></text:span></text:p>
      <text:p text:style-name="P20"><text:span text:style-name="Source_20_Text"><text:span text:style-name="T16">$ git branch -d loja</text:span></text:span></text:p>
      <text:p text:style-name="P20"><text:span text:style-name="Source_20_Text"><text:span text:style-name="T16"/></text:span></text:p>
      <text:p text:style-name="P20"><text:span text:style-name="Source_20_Text"><text:span text:style-name="T16">Não é possível deletar com a opção -d uma branch que possui commits ainda não aplicados em outras branches</text:span></text:span></text:p>
      <text:p text:style-name="P20"><text:span text:style-name="Source_20_Text"><text:span text:style-name="T16"/></text:span></text:p>
      <text:p text:style-name="P20"><text:span text:style-name="Source_20_Text"><text:span text:style-name="T16">$ git branch -D loja</text:span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20"><text:soft-page-break/><text:span text:style-name="Source_20_Text"><text:span text:style-name="T35">6.5 Comitando código em uma nova branch</text:span></text:span></text:p>
      <text:p text:style-name="P20"><text:span text:style-name="Source_20_Text"><text:span text:style-name="T35"/></text:span></text:p>
      <text:p text:style-name="P21"><text:span text:style-name="Source_20_Text"><text:span text:style-name="T16">A primeira coisa é certificar-nos que estamos na branch design, executando: 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git checkout design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Depois disso, vamos alterar o index.html, trocando nosso CSS feio</text:span></text:span></text:p>
      <text:p text:style-name="P21"><text:span text:style-name="Source_20_Text"><text:span text:style-name="T16">pelo CSS do Bootstrap e colocando o atributo class em algumas tags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Também vamos remover o nosso CSS antigo, para não ficarmos com có-</text:span></text:span></text:p>
      <text:p text:style-name="P21"><text:span text:style-name="Source_20_Text"><text:span text:style-name="T16">digo obsoleto, executando o comando git rm principal.css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vamos adicionar à área de stage as alterações e comitá-las com o</text:span></text:span></text:p>
      <text:p text:style-name="P21"><text:span text:style-name="Source_20_Text"><text:span text:style-name="T16">comando: 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git commit -am "Adicionando Bootstrap"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Note que a branch master ainda continua apontando para o commit de</text:span></text:span></text:p>
      <text:p text:style-name="P21"><text:span text:style-name="Source_20_Text"><text:span text:style-name="T16">código b92285b (Revert “Adicionando texto peculiar”)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Já a branch design passou a apontar para o novo commit, de código</text:span></text:span></text:p>
      <text:p text:style-name="P21"><text:span text:style-name="Source_20_Text"><text:span text:style-name="T16">8f53065 (Adicionando Bootstrap). Observe também que o HEAD aponta</text:span></text:span></text:p>
      <text:p text:style-name="P21"><text:span text:style-name="Source_20_Text"><text:span text:style-name="T16">para o mesmo commit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35">6.6 Voltando para o master e fazendo uma alteração</text:span></text:span></text:p>
      <text:p text:style-name="P21"><text:span text:style-name="Source_20_Text"><text:span text:style-name="T35"/></text:span></text:p>
      <text:p text:style-name="P22"><text:span text:style-name="Source_20_Text"><text:span text:style-name="T16">A primeira coisa que devemos fazer é voltar para a branch master, executando o comando</text:span></text:span><text:span text:style-name="Source_20_Text"><text:span text:style-name="T35"> </text:span></text:span></text:p>
      <text:p text:style-name="P22"><text:span text:style-name="Source_20_Text"><text:span text:style-name="T35"/></text:span></text:p>
      <text:p text:style-name="P22"><text:span text:style-name="Source_20_Text"><text:span text:style-name="T35">git checkout master.</text:span></text:span></text:p>
      <text:p text:style-name="P22"><text:span text:style-name="Source_20_Text"><text:span text:style-name="T35"/></text:span></text:p>
      <text:p text:style-name="P22"><text:span text:style-name="Source_20_Text"><text:span text:style-name="T16">Agora que estamos na branch master, vamos alterar os textos do banner no arquivo principal.js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vamos comitar nossas alterações com o comando: </text:span></text:span></text:p>
      <text:p text:style-name="P22"><text:span text:style-name="Source_20_Text"><text:span text:style-name="T35">git commit -am "Alterando textos do banner"</text:span></text:span></text:p>
      <text:p text:style-name="P22"><text:span text:style-name="Source_20_Text"><text:span text:style-name="T35"/></text:span></text:p>
      <text:p text:style-name="P22"><text:span text:style-name="Source_20_Text"><text:span text:style-name="T16">Note que a branch master está apontando para o commit 2223859 que</text:span></text:span></text:p>
      <text:p text:style-name="P22"><text:span text:style-name="Source_20_Text"><text:span text:style-name="T16">acabamos de realizar. Já a branch design continua apontando para o mesmo commit que estava anteriormente.</text:span></text:span></text:p>
      <text:p text:style-name="P22"><text:span text:style-name="Source_20_Text"><text:span text:style-name="T16"/></text:span></text:p>
      <text:p text:style-name="P22"><text:span text:style-name="Source_20_Text"><text:span text:style-name="T35">6.7 Mesclando alterações</text:span></text:span></text:p>
      <text:p text:style-name="P22"><text:span text:style-name="Source_20_Text"><text:span text:style-name="T35"/></text:span></text:p>
      <text:p text:style-name="P22"><text:span text:style-name="Source_20_Text"><text:span text:style-name="T16">Temos duas alterações: os novos textos do banner, que estão na branch master, e o embelezamento da página, que está na branch design.</text:span></text:span></text:p>
      <text:p text:style-name="P22"><text:span text:style-name="Source_20_Text"><text:span text:style-name="T16"/></text:span></text:p>
      <text:p text:style-name="P22"><text:span text:style-name="Source_20_Text"><text:span text:style-name="T21">P</text:span></text:span><text:span text:style-name="Source_20_Text"><text:span text:style-name="T16">recisamos mesclar as alterações que fizemos na branch design</text:span></text:span></text:p>
      <text:p text:style-name="P22"><text:span text:style-name="Source_20_Text"><text:span text:style-name="T16">com as que fizemos na master.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/></text:span></text:p>
      <text:p text:style-name="P22"><text:soft-page-break/><text:span text:style-name="Source_20_Text"><text:span text:style-name="T35">Verificando branches ainda não mescladas</text:span></text:span></text:p>
      <text:p text:style-name="P22"><text:span text:style-name="Source_20_Text"><text:span text:style-name="T35"/></text:span></text:p>
      <text:p text:style-name="P22"><text:span text:style-name="Source_20_Text"><text:span text:style-name="T16">Considerando que estamos na branch master, podemos verificar as</text:span></text:span></text:p>
      <text:p text:style-name="P22"><text:span text:style-name="Source_20_Text"><text:span text:style-name="T16">branches ainda não mescladas com a opção --no-merged do comando git branch: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$ git branch --no-merged <text:s/>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O comando git branch também tem a opção --merged. Se executássemos git branch --merged <text:s text:c="2"/></text:span></text:span></text:p>
      <text:p text:style-name="P22"><text:span text:style-name="Source_20_Text"><text:span text:style-name="T16"/></text:span></text:p>
      <text:p text:style-name="P22"><text:span text:style-name="Source_20_Text"><text:span text:style-name="T35">Mesclando alterações com merge </text:span></text:span></text:p>
      <text:p text:style-name="P22"><text:span text:style-name="Source_20_Text"><text:span text:style-name="T35"/></text:span></text:p>
      <text:p text:style-name="P22"><text:span text:style-name="Source_20_Text"><text:span text:style-name="T16">Para juntarmos todas as alterações que fizemos na branch design com as da branch master, mesclando as duas, podemos utilizar o comando: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$ git merge design -m "Mesclando com a branch design"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Note que, depois do merge, o arquivo principal.css foi removido e</text:span></text:span></text:p>
      <text:p text:style-name="P22"><text:span text:style-name="Source_20_Text"><text:span text:style-name="T16">as alterações que tínhamos realizado em index.html foram trazidas para a nossa branch atual, a master.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É importante saber que, quando é efetuado um merge, é criado um novo</text:span></text:span><text:span text:style-name="Source_20_Text"><text:span text:style-name="T22"> </text:span></text:span><text:span text:style-name="Source_20_Text"><text:span text:style-name="T16">commit com as alterações que estamos mesclando e com a mensagem que</text:span></text:span><text:span text:style-name="Source_20_Text"><text:span text:style-name="T22"> </text:span></text:span><text:span text:style-name="Source_20_Text"><text:span text:style-name="T16">informamos.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Observe que a branch master e o HEAD apontam para o commit de</text:span></text:span></text:p>
      <text:p text:style-name="P22"><text:span text:style-name="Source_20_Text"><text:span text:style-name="T16">merge, que é o último commit realizado</text:span></text:span></text:p>
      <text:p text:style-name="P22"><text:span text:style-name="Source_20_Text"><text:span text:style-name="T16"/></text:span></text:p>
      <text:p text:style-name="P22"><text:span text:style-name="Source_20_Text"><text:span text:style-name="T35">Mesclando alterações com rebase</text:span></text:span></text:p>
      <text:p text:style-name="P22"><text:span text:style-name="Source_20_Text"><text:span text:style-name="T35"/></text:span></text:p>
      <text:p text:style-name="P22"><text:span text:style-name="Source_20_Text"><text:span text:style-name="T16">À medida que uma aplicação vai sendo desenvolvida, é natural isolarmos partes do trabalho em branches. E quando algo estiver pronto, será feito um merge do código e, por isso, teremos um novo commit de merge.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Há uma maneira alternativa de mesclar as alterações de duas branches que simplifica o histórico do projeto. Considerando que estamos na branch master, em vez de utilizar git merge, é possível utilizar:</text:span></text:span></text:p>
      <text:p text:style-name="P22"><text:span text:style-name="Source_20_Text"><text:span text:style-name="T16"/></text:span></text:p>
      <text:p text:style-name="P22"><text:span text:style-name="Source_20_Text"><text:span text:style-name="T16">$ git rebase design</text:span></text:span></text:p>
      <text:p text:style-name="P22"><text:span text:style-name="Source_20_Text"><text:span text:style-name="T16"/></text:span></text:p>
      <text:p text:style-name="P23"><text:span text:style-name="Source_20_Text"><text:span text:style-name="T23">Verificar o histórico do nosso repositório com o comando </text:span></text:span></text:p>
      <text:p text:style-name="P23"><text:span text:style-name="Source_20_Text"><text:span text:style-name="T23">git log -n 3 --oneline --decorate --parents <text:s/></text:span></text:span></text:p>
      <text:p text:style-name="P23"><text:span text:style-name="Source_20_Text"><text:span text:style-name="T23"/></text:span></text:p>
      <text:p text:style-name="P23"><text:span text:style-name="Source_20_Text"><text:span text:style-name="T23">Perceba que não houve commit de merge. O histórico de commits foi</text:span></text:span></text:p>
      <text:p text:style-name="P23"><text:span text:style-name="Source_20_Text"><text:span text:style-name="T23">linearizado.</text:span></text:span></text:p>
      <text:p text:style-name="P23"><text:span text:style-name="Source_20_Text"><text:span text:style-name="T23"/></text:span></text:p>
      <text:p text:style-name="P23"><text:span text:style-name="Source_20_Text"><text:span text:style-name="T23"/></text:span></text:p>
      <text:p text:style-name="P23"><text:span text:style-name="Source_20_Text"><text:span text:style-name="T23"/></text:span></text:p>
      <text:p text:style-name="P23"><text:span text:style-name="Source_20_Text"><text:span text:style-name="T23"/></text:span></text:p>
      <text:p text:style-name="P23"><text:soft-page-break/><text:span text:style-name="Source_20_Text"><text:span text:style-name="T36">Mantendo o histórico da master intacto após um rebase</text:span></text:span></text:p>
      <text:p text:style-name="P23"><text:span text:style-name="Source_20_Text"><text:span text:style-name="T36"/></text:span></text:p>
      <text:p text:style-name="P23"><text:span text:style-name="Source_20_Text"><text:span text:style-name="T23">Poderíamos ter feito a integração das branches master e design com</text:span></text:span></text:p>
      <text:p text:style-name="P23"><text:span text:style-name="Source_20_Text"><text:span text:style-name="T23">rebase de maneira a deixar master intacta se tivéssemos feito nosso trabalho de uma maneira ligeiramente diferent</text:span></text:span><text:span text:style-name="Source_20_Text"><text:span text:style-name="T36">e.</text:span></text:span></text:p>
      <text:p text:style-name="P23"><text:span text:style-name="Source_20_Text"><text:span text:style-name="T36"/></text:span></text:p>
      <text:p text:style-name="P23"><text:span text:style-name="Source_20_Text"><text:span text:style-name="T23">Primeiramente, teríamos que passar para a branch design com o co-</text:span></text:span></text:p>
      <text:p text:style-name="P24"><text:span text:style-name="Source_20_Text"><text:span text:style-name="T23">mando 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git checkout design.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Então, faríamos o rebase da branch master na design com o comando: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git rebase master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Com a base da branch design refeita, é possível fazer um merge do tipo fast-forward da design na branch master. Para tal, deveríamos ir para a master executando git checkout master.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/></text:span></text:p>
      <text:p text:style-name="P24"><text:span text:style-name="Source_20_Text"><text:span text:style-name="T36">Trabalhando em equipe com branches remotas</text:span></text:span></text:p>
      <text:p text:style-name="P24"><text:span text:style-name="Source_20_Text"><text:span text:style-name="T36"/></text:span></text:p>
      <text:p text:style-name="P24"><text:span text:style-name="Source_20_Text"><text:span text:style-name="T36">Lembrando dos repositórios remotos</text:span></text:span></text:p>
      <text:p text:style-name="P24"><text:span text:style-name="Source_20_Text"><text:span text:style-name="T36"/></text:span></text:p>
      <text:p text:style-name="P24"><text:span text:style-name="Source_20_Text"><text:span text:style-name="T24">T</text:span></text:span><text:span text:style-name="Source_20_Text"><text:span text:style-name="T23">emos o remote origin que aponta para o GitHub, o que podemos verificar com o comando git remote -v 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Ao contrário de branches locais, que são movidas a cada commit, branches remotas só são movidas ao fazermos operações que envolvam comunicação de rede como git push, git pull e também o comando git</text:span></text:span></text:p>
      <text:p text:style-name="P24"><text:span text:style-name="Source_20_Text"><text:span text:style-name="T23">fetch 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Podemos listar as branches remotas passando a opção -r 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$ git branch -r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Para vermos para quais commits as branches remotas estão apontando, podemos utilizar o comando anterior com a opção -v: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$ git branch -r -v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Observe que a branch origin/master aponta para um commit anterior</text:span></text:span></text:p>
      <text:p text:style-name="P24"><text:span text:style-name="Source_20_Text"><text:span text:style-name="T23">às branches master e origin do repositório local.</text:span></text:span></text:p>
      <text:p text:style-name="P24"><text:span text:style-name="Source_20_Text"><text:span text:style-name="T23"><text:s/></text:span></text:span></text:p>
      <text:p text:style-name="P24"><text:span text:style-name="Source_20_Text"><text:span text:style-name="T23">Repositório local tem as branches locais master e design e a remota origin/master </text:span></text:span></text:p>
      <text:p text:style-name="P24"><text:span text:style-name="Source_20_Text"><text:span text:style-name="T23"/></text:span></text:p>
      <text:p text:style-name="P24"><text:span text:style-name="Source_20_Text"><text:span text:style-name="T36"/></text:span></text:p>
      <text:p text:style-name="P24"><text:span text:style-name="Source_20_Text"><text:span text:style-name="T36"/></text:span></text:p>
      <text:p text:style-name="P24"><text:span text:style-name="Source_20_Text"><text:span text:style-name="T36"/></text:span></text:p>
      <text:p text:style-name="P24"><text:span text:style-name="Source_20_Text"><text:span text:style-name="T36"/></text:span></text:p>
      <text:p text:style-name="P24"><text:span text:style-name="Source_20_Text"><text:span text:style-name="T36"/></text:span></text:p>
      <text:p text:style-name="P24"><text:span text:style-name="Source_20_Text"><text:span text:style-name="T36"/></text:span></text:p>
      <text:p text:style-name="P24"><text:soft-page-break/><text:span text:style-name="Source_20_Text"><text:span text:style-name="T36">7.2 Compartilhando branches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A branch design ainda não existe lá no GitHub. Para compartilhá-la devemos informar os nomes do remote e da branch para o comando git push: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$ git push origin design </text:span></text:span></text:p>
      <text:p text:style-name="P24"><text:span text:style-name="Source_20_Text"><text:span text:style-name="T23"/></text:span></text:p>
      <text:p text:style-name="P24"><text:span text:style-name="Source_20_Text"><text:span text:style-name="T36">7.3 Obtendo novas branches remotas em outros repositórios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vamos clonar o repositório em outro, executando o comando</text:span></text:span></text:p>
      <text:p text:style-name="P24"><text:span text:style-name="Source_20_Text"><text:span text:style-name="T23">um diretório git clone </text:span></text:span><text:a xlink:type="simple" xlink:href="mailto:git@github.com" text:style-name="Internet_20_link" text:visited-style-name="Visited_20_Internet_20_Link"><text:span text:style-name="Source_20_Text"><text:span text:style-name="T23">git@github.com</text:span></text:span></text:a><text:span text:style-name="Source_20_Text"><text:span text:style-name="T23">:fulanodasilva/moveis-ecologicos.git outro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Depois de clonar o repositório, é importante entrar no diretório, com o comando cd outro.</text:span></text:span></text:p>
      <text:p text:style-name="P24"><text:span text:style-name="Source_20_Text"><text:span text:style-name="T23"/></text:span></text:p>
      <text:p text:style-name="P25"><text:span text:style-name="Source_20_Text"><text:span text:style-name="T23">Se listarmos as branches locais e remotas com o comando </text:span></text:span></text:p>
      <text:p text:style-name="P25"><text:span text:style-name="Source_20_Text"><text:span text:style-name="T23">git branch -a -v 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Note que temos a branch local master e as remotas origin/master</text:span></text:span></text:p>
      <text:p text:style-name="P25"><text:span text:style-name="Source_20_Text"><text:span text:style-name="T23">e origin/design. 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Porém, não temos ainda uma branch local design. Se precisarmos trabalhar nessa branch no novo repositório outro, precisamos executar o seguinte comando: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$ git checkout -b design origin/design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Com o comando anterior, fizemos um git checkout de uma nova</text:span></text:span></text:p>
      <text:p text:style-name="P25"><text:span text:style-name="Source_20_Text"><text:span text:style-name="T23">branch local chamada design a partir da branch remota origin/design. 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Branches locais criadas a partir de branches remotas são chamadas de tracking branches.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7.4 Enviando commits para o repositório central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5">P</text:span></text:span><text:span text:style-name="Source_20_Text"><text:span text:style-name="T23">ara enviar as alterações na branch master para o repositório</text:span></text:span></text:p>
      <text:p text:style-name="P25"><text:span text:style-name="Source_20_Text"><text:span text:style-name="T23">remoto, devemos fazer:</text:span></text:span></text:p>
      <text:p text:style-name="P25"><text:span text:style-name="Source_20_Text"><text:span text:style-name="T36">$ git push origin master</text:span></text:span></text:p>
      <text:p text:style-name="P25"><text:span text:style-name="Source_20_Text"><text:span text:style-name="T36"/></text:span></text:p>
      <text:p text:style-name="P25"><text:span text:style-name="Source_20_Text"><text:span text:style-name="T36"/></text:span></text:p>
      <text:p text:style-name="P25"><text:span text:style-name="Source_20_Text"><text:span text:style-name="T36"/></text:span></text:p>
      <text:p text:style-name="P25"><text:span text:style-name="Source_20_Text"><text:span text:style-name="T36">7.5 Obtendo commits de uma branch remota</text:span></text:span></text:p>
      <text:p text:style-name="P25"><text:span text:style-name="Source_20_Text"><text:span text:style-name="T36"/></text:span></text:p>
      <text:p text:style-name="P25"><text:span text:style-name="Source_20_Text"><text:span text:style-name="T36">Um novo commit</text:span></text:span></text:p>
      <text:p text:style-name="P25"><text:span text:style-name="Source_20_Text"><text:span text:style-name="T36"/></text:span></text:p>
      <text:p text:style-name="P25"><text:span text:style-name="Source_20_Text"><text:span text:style-name="T23">Para simular esse outro desenvolvedor, vamos utilizar nosso repositório outro. Retornaremos a esse repositório, executando o comando cd ~/outro.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vamos nos certificar que estamos na branch master, executando</text:span></text:span></text:p>
      <text:p text:style-name="P25"><text:soft-page-break/><text:span text:style-name="Source_20_Text"><text:span text:style-name="T23">git checkout master.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Com o arquivo moveis_pet.html criado, vamos rastreá-lo com git</text:span></text:span></text:p>
      <text:p text:style-name="P25"><text:span text:style-name="Source_20_Text"><text:span text:style-name="T23">add moveis_pet.html e gravá-lo no repositório com git commit -m</text:span></text:span></text:p>
      <text:p text:style-name="P25"><text:span text:style-name="Source_20_Text"><text:span text:style-name="T23">"Adicionando página sobre móveis PET".</text:span></text:span></text:p>
      <text:p text:style-name="P25"><text:span text:style-name="Source_20_Text"><text:span text:style-name="T23"/></text:span></text:p>
      <text:p text:style-name="P25"><text:span text:style-name="Source_20_Text"><text:span text:style-name="T36">Trazendo commits de um repositório remoto com fetch </text:span></text:span></text:p>
      <text:p text:style-name="P25"><text:span text:style-name="Source_20_Text"><text:span text:style-name="T36"/></text:span></text:p>
      <text:p text:style-name="P25"><text:span text:style-name="Source_20_Text"><text:span text:style-name="T23">Para obtermos os commits da branch remota origin/master no nosso</text:span></text:span></text:p>
      <text:p text:style-name="P25"><text:span text:style-name="Source_20_Text"><text:span text:style-name="T23">repositório outro, podemos executar o comando:</text:span></text:span></text:p>
      <text:p text:style-name="P25"><text:span text:style-name="Source_20_Text"><text:span text:style-name="T23"/></text:span></text:p>
      <text:p text:style-name="P25"><text:span text:style-name="Source_20_Text"><text:span text:style-name="T36">$ git fetch origin</text:span></text:span></text:p>
      <text:p text:style-name="P25"><text:span text:style-name="Source_20_Text"><text:span text:style-name="T36"/></text:span></text:p>
      <text:p text:style-name="P25"><text:span text:style-name="Source_20_Text"><text:span text:style-name="T23">Com o comando git fetch, trazemos os commits de uma branch re-</text:span></text:span></text:p>
      <text:p text:style-name="P25"><text:span text:style-name="Source_20_Text"><text:span text:style-name="T23">mota que ainda não estavam presentes localmente.</text:span></text:span></text:p>
      <text:p text:style-name="P25"><text:span text:style-name="Source_20_Text"><text:span text:style-name="T23"/></text:span></text:p>
      <text:p text:style-name="P25"><text:span text:style-name="Source_20_Text"><text:span text:style-name="T23">os novos commits da branch remota origin/master ainda não</text:span></text:span></text:p>
      <text:p text:style-name="P26"><text:span text:style-name="Source_20_Text"><text:span text:style-name="T23">foram aplicados na branch local master, o que podemos constatar executando o comando </text:span></text:span></text:p>
      <text:p text:style-name="P26"><text:span text:style-name="Source_20_Text"><text:span text:style-name="T23"/></text:span></text:p>
      <text:p text:style-name="P26"><text:span text:style-name="Source_20_Text"><text:span text:style-name="T23">git branch -a -v</text:span></text:span></text:p>
      <text:p text:style-name="P26"><text:span text:style-name="Source_20_Text"><text:span text:style-name="T23"/></text:span></text:p>
      <text:p text:style-name="P26"><text:span text:style-name="Source_20_Text"><text:span text:style-name="T36">7.6 Mesclando branches remotas e locais</text:span></text:span></text:p>
      <text:p text:style-name="P26"><text:span text:style-name="Source_20_Text"><text:span text:style-name="T36"/></text:span></text:p>
      <text:p text:style-name="P26"><text:span text:style-name="Source_20_Text"><text:span text:style-name="T23">Mesclando branches remotas e locais com merge</text:span></text:span></text:p>
      <text:p text:style-name="P26"><text:span text:style-name="Source_20_Text"><text:span text:style-name="T23"/></text:span></text:p>
      <text:p text:style-name="P26"><text:span text:style-name="Source_20_Text"><text:span text:style-name="T23">No repositório outro, temos alguns commits na branch remota</text:span></text:span></text:p>
      <text:p text:style-name="P26"><text:span text:style-name="Source_20_Text"><text:span text:style-name="T23">origin/master que ainda não foram aplicados na branch master.</text:span></text:span></text:p>
      <text:p text:style-name="P26"><text:span text:style-name="Source_20_Text"><text:span text:style-name="T23">Como fazer para mesclar as duas branches? Será que mesclar uma branch remota a uma local precisa de algum comando especial?</text:span></text:span></text:p>
      <text:p text:style-name="P26"><text:span text:style-name="Source_20_Text"><text:span text:style-name="T23"/></text:span></text:p>
      <text:p text:style-name="P26"><text:span text:style-name="Source_20_Text"><text:span text:style-name="T23">$ git merge origin/master -m "Mesclando origin/master em master"</text:span></text:span></text:p>
      <text:p text:style-name="P26"><text:span text:style-name="Source_20_Text"><text:span text:style-name="T23"/></text:span></text:p>
      <text:p text:style-name="P26"><text:span text:style-name="Source_20_Text"><text:span text:style-name="T36">Mesclando branches remotas e locais com rebase</text:span></text:span></text:p>
      <text:p text:style-name="P26"><text:span text:style-name="Source_20_Text"><text:span text:style-name="T36"/></text:span></text:p>
      <text:p text:style-name="P26"><text:span text:style-name="Source_20_Text"><text:span text:style-name="T23">A alternativa ao merge seria um rebase da branch origin/master na</text:span></text:span></text:p>
      <text:p text:style-name="P26"><text:span text:style-name="Source_20_Text"><text:span text:style-name="T23"/></text:span></text:p>
      <text:p text:style-name="P26"><text:span text:style-name="Source_20_Text"><text:span text:style-name="T23">branch master. Para isso, devemos executar:</text:span></text:span></text:p>
      <text:p text:style-name="P26"><text:span text:style-name="Source_20_Text"><text:span text:style-name="T23"/></text:span></text:p>
      <text:p text:style-name="P26"><text:span text:style-name="Source_20_Text"><text:span text:style-name="T23">$ git rebase origin/master </text:span></text:span></text:p>
      <text:p text:style-name="P26"><text:span text:style-name="Source_20_Text"><text:span text:style-name="T23"/></text:span></text:p>
      <text:p text:style-name="P26"><text:span text:style-name="Source_20_Text"><text:span text:style-name="T36">Obtendo commits e mesclando de uma vez com pull </text:span></text:span></text:p>
      <text:p text:style-name="P26"><text:span text:style-name="Source_20_Text"><text:span text:style-name="T36"/></text:span></text:p>
      <text:p text:style-name="P26"><text:span text:style-name="Source_20_Text"><text:span text:style-name="T23">Para obtermos e mesclarmos os novos commits de uma branch remota</text:span></text:span></text:p>
      <text:p text:style-name="P26"><text:span text:style-name="Source_20_Text"><text:span text:style-name="T23">com uma branch local poderíamos ter usado um comando só: </text:span></text:span></text:p>
      <text:p text:style-name="P26"><text:span text:style-name="Source_20_Text"><text:span text:style-name="T23"/></text:span></text:p>
      <text:p text:style-name="P26"><text:span text:style-name="Source_20_Text"><text:span text:style-name="T36">$ git pull</text:span></text:span></text:p>
      <text:p text:style-name="P26"><text:span text:style-name="Source_20_Text"><text:span text:style-name="T36"/></text:span></text:p>
      <text:p text:style-name="P26"><text:span text:style-name="Source_20_Text"><text:span text:style-name="T23">Se desejássemos que o git pull tivesse um efeito parecido com git</text:span></text:span></text:p>
      <text:p text:style-name="P26"><text:span text:style-name="Source_20_Text"><text:span text:style-name="T23">fetch origin seguido de um git rebase origin/master, podería-</text:span></text:span></text:p>
      <text:p text:style-name="P26"><text:span text:style-name="Source_20_Text"><text:span text:style-name="T23">mos ter passado a opção --rebase:</text:span></text:span></text:p>
      <text:p text:style-name="P26"><text:span text:style-name="Source_20_Text"><text:span text:style-name="T36">$ git pull --rebase <text:s/></text:span></text:span></text:p>
      <text:p text:style-name="P26"><text:span text:style-name="Source_20_Text"><text:span text:style-name="T36"/></text:span></text:p>
      <text:p text:style-name="P26"><text:soft-page-break/><text:span text:style-name="Source_20_Text"><text:span text:style-name="T36"/></text:span></text:p>
      <text:p text:style-name="P26"><text:span text:style-name="Source_20_Text"><text:span text:style-name="T23">o comando git pull --rebase é um git fetch seguido de um</text:span></text:span></text:p>
      <text:p text:style-name="P26"><text:span text:style-name="Source_20_Text"><text:span text:style-name="T23">git rebase. O histórico é linearizado, simplificando nosso trabalh</text:span></text:span><text:span text:style-name="Source_20_Text"><text:span text:style-name="T26">o</text:span></text:span></text:p>
      <text:p text:style-name="P26"><text:span text:style-name="Source_20_Text"><text:span text:style-name="T26"/></text:span></text:p>
      <text:p text:style-name="P27"><text:span text:style-name="Source_20_Text"><text:span text:style-name="T26">Sugestão:</text:span></text:span></text:p>
      <text:p text:style-name="P27"><text:span text:style-name="Source_20_Text"><text:span text:style-name="T26"/></text:span></text:p>
      <text:list xml:id="list1445442499" text:style-name="L1">
        <text:list-item>
          <text:p text:style-name="P34"><text:span text:style-name="Source_20_Text"><text:span text:style-name="T40">Utilizar um git pull --rebase para obter mudanças remotas. É</text:span></text:span></text:p>
        </text:list-item>
      </text:list>
      <text:p text:style-name="P26"><text:span text:style-name="Source_20_Text"><text:span text:style-name="T26">uma prática segura porque nossos novos commits locais ainda não foram compartilhados, ou seja, outros membros nem sabem da existência desses commits. Por isso, alterá-los não traz grandes problemas.</text:span></text:span></text:p>
      <text:p text:style-name="P26"><text:span text:style-name="Source_20_Text"><text:span text:style-name="T26"/></text:span></text:p>
      <text:p text:style-name="P26"><text:span text:style-name="Source_20_Text"><text:span text:style-name="T26">• Ao trabalharmos em uma nova funcionalidade utilizando uma branch, marcamos sua entrega fazendo um merge. Assim, conseguimos ter uma boa ideia de quando a funcionalidade começou a ser desenvolvida e quando foi reintegrada à branch master.</text:span></text:span></text:p>
      <text:p text:style-name="P26"><text:span text:style-name="Source_20_Text"><text:span text:style-name="T26"/></text:span></text:p>
      <text:p text:style-name="P26"><text:span text:style-name="Source_20_Text"><text:span text:style-name="T26">• Se estivermos trabalhando sozinhos na nova funcionalidade, podemos fazer rebases periódicos da master na nossa branch para obter código novo, porém deixando o histórico da branch bem limpo.</text:span></text:span></text:p>
      <text:p text:style-name="P26"><text:span text:style-name="Source_20_Text"><text:span text:style-name="T26"/></text:span></text:p>
      <text:p text:style-name="P26"><text:span text:style-name="Source_20_Text"><text:span text:style-name="T26">• É interessante fazer o push da nossa branch solitária em um repositório remoto, para backup. Mas é importante evitar que alguém faça checkout.</text:span></text:span></text:p>
      <text:p text:style-name="P26"><text:span text:style-name="Source_20_Text"><text:span text:style-name="T26"/></text:span></text:p>
      <text:p text:style-name="P26"><text:span text:style-name="Source_20_Text"><text:span text:style-name="T37">7.7 Deletando branches remotas</text:span></text:span></text:p>
      <text:p text:style-name="P26"><text:span text:style-name="Source_20_Text"><text:span text:style-name="T37"/></text:span></text:p>
      <text:p text:style-name="P26"><text:span text:style-name="Source_20_Text"><text:span text:style-name="T26">Vamos dizer que nosso cliente solicitou que fizéssemos uma página de contatos que permite ao usuário do site envio de mensagens.</text:span></text:span></text:p>
      <text:p text:style-name="P28"><text:span text:style-name="Source_20_Text"><text:span text:style-name="T26">Para implementar essa solicitação, trabalharemos em uma nova branch chamada contato. Para criá-la e já começar a trabalhar nela, executamos o comando:</text:span></text:span></text:p>
      <text:p text:style-name="P28"><text:span text:style-name="Source_20_Text"><text:span text:style-name="T37"/></text:span></text:p>
      <text:p text:style-name="P28"><text:span text:style-name="Source_20_Text"><text:span text:style-name="T37">git checkout -b contato.</text:span></text:span></text:p>
      <text:p text:style-name="P28"><text:span text:style-name="Source_20_Text"><text:span text:style-name="T37"/></text:span></text:p>
      <text:p text:style-name="P28"><text:span text:style-name="Source_20_Text"><text:span text:style-name="T26">Vamos rastrear nosso novo arquivo com:</text:span></text:span></text:p>
      <text:p text:style-name="P28"><text:span text:style-name="Source_20_Text"><text:span text:style-name="T37"><text:s/>git add contato.html</text:span></text:span></text:p>
      <text:p text:style-name="P28"><text:span text:style-name="Source_20_Text"><text:span text:style-name="T37"/></text:span></text:p>
      <text:p text:style-name="P28"><text:span text:style-name="Source_20_Text"><text:span text:style-name="T27">E</text:span></text:span><text:span text:style-name="Source_20_Text"><text:span text:style-name="T26"> comitá-lo com:</text:span></text:span></text:p>
      <text:p text:style-name="P28"><text:span text:style-name="Source_20_Text"><text:span text:style-name="T37">git commit -m "Iniciando página de contato"</text:span></text:span></text:p>
      <text:p text:style-name="P28"><text:span text:style-name="Source_20_Text"><text:span text:style-name="T37"/></text:span></text:p>
      <text:p text:style-name="P28"><text:span text:style-name="Source_20_Text"><text:span text:style-name="T27">R</text:span></text:span><text:span text:style-name="Source_20_Text"><text:span text:style-name="T26">esolvemos compartilhar nossa branch executando:</text:span></text:span><text:span text:style-name="Source_20_Text"><text:span text:style-name="T37"> </text:span></text:span></text:p>
      <text:p text:style-name="P28"><text:span text:style-name="Source_20_Text"><text:span text:style-name="T37">git push origin contato</text:span></text:span></text:p>
      <text:p text:style-name="P28"><text:span text:style-name="Source_20_Text"><text:span text:style-name="T37"/></text:span></text:p>
      <text:p text:style-name="P29"><text:span text:style-name="Source_20_Text"><text:span text:style-name="T28">R</text:span></text:span><text:span text:style-name="Source_20_Text"><text:span text:style-name="T26">esolvemos remover nossa branch contato mudando para a branch master do nosso repositório e executando o comando:</text:span></text:span></text:p>
      <text:p text:style-name="P29"><text:span text:style-name="Source_20_Text"><text:span text:style-name="T37">git branch -D contato</text:span></text:span></text:p>
      <text:p text:style-name="P29"><text:span text:style-name="Source_20_Text"><text:span text:style-name="T37"/></text:span></text:p>
      <text:p text:style-name="P29"><text:span text:style-name="Source_20_Text"><text:span text:style-name="T26">Para removermos definitivamente a branch remota origin/contato e</text:span></text:span></text:p>
      <text:p text:style-name="P29"><text:span text:style-name="Source_20_Text"><text:span text:style-name="T26">a branch contato lá do GitHub, devemos executar:</text:span></text:span></text:p>
      <text:p text:style-name="P29"><text:span text:style-name="Source_20_Text"><text:span text:style-name="T26"/></text:span></text:p>
      <text:p text:style-name="P29"><text:span text:style-name="Source_20_Text"><text:span text:style-name="T37">$ git push origin :contato</text:span></text:span></text:p>
      <text:p text:style-name="P29"><text:soft-page-break/><text:span text:style-name="Source_20_Text"><text:span text:style-name="T37">Controlando versões do código com tags</text:span></text:span></text:p>
      <text:p text:style-name="P29"><text:span text:style-name="Source_20_Text"><text:span text:style-name="T37"/></text:span></text:p>
      <text:p text:style-name="P29"><text:span text:style-name="Source_20_Text"><text:span text:style-name="T26">Em sistemas de controle de versão, essas fotos de um determinado instante de um repositório são chamadas de tags.</text:span></text:span></text:p>
      <text:p text:style-name="P29"><text:span text:style-name="Source_20_Text"><text:span text:style-name="T26"/></text:span></text:p>
      <text:p text:style-name="P29"><text:span text:style-name="Source_20_Text"><text:span text:style-name="T26">No Git, uma tag é simplesmente um apontador fixo para um commit específico. Ao contrário de branches, esse apontador não avança com novo</text:span></text:span><text:span text:style-name="Source_20_Text"><text:span text:style-name="T29">s </text:span></text:span><text:span text:style-name="Source_20_Text"><text:span text:style-name="T26">commits.</text:span></text:span></text:p>
      <text:p text:style-name="P29"><text:span text:style-name="Source_20_Text"><text:span text:style-name="T26"/></text:span></text:p>
      <text:p text:style-name="P29"><text:span text:style-name="Source_20_Text"><text:span text:style-name="T26">Em geral, criamos tags com nomes como v1.0, v1.1, v2.0 e assim</text:span></text:span></text:p>
      <text:p text:style-name="P29"><text:span text:style-name="Source_20_Text"><text:span text:style-name="T26">por diante. Cada equipe deve definir o seu padrão.</text:span></text:span></text:p>
      <text:p text:style-name="P29"><text:span text:style-name="Source_20_Text"><text:span text:style-name="T26"/></text:span></text:p>
      <text:p text:style-name="P29"><text:span text:style-name="Source_20_Text"><text:span text:style-name="T37">8.1 Criando, listando e deletando tags</text:span></text:span></text:p>
      <text:p text:style-name="P29"><text:span text:style-name="Source_20_Text"><text:span text:style-name="T37"/></text:span></text:p>
      <text:p text:style-name="P29"><text:span text:style-name="Source_20_Text"><text:span text:style-name="T26">Para criarmos uma tag v1.0 no Git, devemos executar o comando:</text:span></text:span></text:p>
      <text:p text:style-name="P29"><text:span text:style-name="Source_20_Text"><text:span text:style-name="T37">$ git tag v1.0</text:span></text:span></text:p>
      <text:p text:style-name="P29"><text:span text:style-name="Source_20_Text"><text:span text:style-name="T37"/></text:span></text:p>
      <text:p text:style-name="P29"><text:span text:style-name="Source_20_Text"><text:span text:style-name="T26">Se quisermos listar as tags do nosso repositório, basta executarmos:</text:span></text:span></text:p>
      <text:p text:style-name="P29"><text:span text:style-name="Source_20_Text"><text:span text:style-name="T37"/></text:span></text:p>
      <text:p text:style-name="P29"><text:span text:style-name="Source_20_Text"><text:span text:style-name="T37">$ git tag</text:span></text:span></text:p>
      <text:p text:style-name="P29"><text:span text:style-name="Source_20_Text"><text:span text:style-name="T37"/></text:span></text:p>
      <text:p text:style-name="P30"><text:span text:style-name="Source_20_Text"><text:span text:style-name="T26">Se verificarmos o histórico do repositório com o comando:</text:span></text:span></text:p>
      <text:p text:style-name="P30"><text:span text:style-name="Source_20_Text"><text:span text:style-name="T37">git log -n 5 --oneline --decorate, <text:s/></text:span></text:span></text:p>
      <text:p text:style-name="P30"><text:span text:style-name="Source_20_Text"><text:span text:style-name="T37"/></text:span></text:p>
      <text:p text:style-name="P30"><text:span text:style-name="Source_20_Text"><text:span text:style-name="T37">Observe que o commit 0f8d4b3 possui a tag v1.0</text:span></text:span></text:p>
      <text:p text:style-name="P30"><text:span text:style-name="Source_20_Text"><text:span text:style-name="T37"/></text:span></text:p>
      <text:p text:style-name="P30"><text:span text:style-name="Source_20_Text"><text:span text:style-name="T26">Podemos criar uma tag para um commit passado</text:span></text:span></text:p>
      <text:p text:style-name="P30"><text:span text:style-name="Source_20_Text"><text:span text:style-name="T26"/></text:span></text:p>
      <text:p text:style-name="P30"><text:span text:style-name="Source_20_Text"><text:span text:style-name="T37">$ git tag banners 2223859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odemos delet</text:span></text:span><text:span text:style-name="Source_20_Text"><text:span text:style-name="T30">a</text:span></text:span><text:span text:style-name="Source_20_Text"><text:span text:style-name="T26"> com o comando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37">$ git tag -d verssao1</text:span></text:span></text:p>
      <text:p text:style-name="P30"><text:span text:style-name="Source_20_Text"><text:span text:style-name="T37"/></text:span></text:p>
      <text:p text:style-name="P30"><text:span text:style-name="Source_20_Text"><text:span text:style-name="T37">8.2 Mais informações com tags anotadas</text:span></text:span></text:p>
      <text:p text:style-name="P30"><text:span text:style-name="Source_20_Text"><text:span text:style-name="T37"/></text:span></text:p>
      <text:p text:style-name="P30"><text:span text:style-name="Source_20_Text"><text:span text:style-name="T26">Se desejarmos manter mais informações como quando uma tag foi criada, quem a criou, além de termos uma mensagem descritiva, devemos criar tags anotadas.</text:span></text:span></text:p>
      <text:p text:style-name="P30"><text:span text:style-name="Source_20_Text"><text:span text:style-name="T37"/></text:span></text:p>
      <text:p text:style-name="P30"><text:span text:style-name="Source_20_Text"><text:span text:style-name="T26">Para criarmos uma tag anotada, basta usarmos a opção -a do comando</text:span></text:span></text:p>
      <text:p text:style-name="P30"><text:span text:style-name="Source_20_Text"><text:span text:style-name="T26">git tag e informar uma mensagem com a opção -m:</text:span></text:span></text:p>
      <text:p text:style-name="P30"><text:span text:style-name="Source_20_Text"><text:span text:style-name="T37"/></text:span></text:p>
      <text:p text:style-name="P30"><text:span text:style-name="Source_20_Text"><text:span text:style-name="T37">$ git tag -a v1.1 -m "Liberando versão urgente"</text:span></text:span></text:p>
      <text:p text:style-name="P30"><text:span text:style-name="Source_20_Text"><text:span text:style-name="T37"/></text:span></text:p>
      <text:p text:style-name="P30"><text:span text:style-name="Source_20_Text"><text:span text:style-name="T37">Podemos exibir as informações de uma tag anotada com o comando:</text:span></text:span></text:p>
      <text:p text:style-name="P30"><text:span text:style-name="Source_20_Text"><text:span text:style-name="T37"/></text:span></text:p>
      <text:p text:style-name="P30"><text:span text:style-name="Source_20_Text"><text:span text:style-name="T26">$ git show -s v1.1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oft-page-break/><text:span text:style-name="Source_20_Text"><text:span text:style-name="T37">8.3 Compartilhando tags com a sua equipe</text:span></text:span></text:p>
      <text:p text:style-name="P30"><text:span text:style-name="Source_20_Text"><text:span text:style-name="T37"/></text:span></text:p>
      <text:p text:style-name="P30"><text:span text:style-name="Source_20_Text"><text:span text:style-name="T26">As tags criadas com o comando git tag, anotadas ou não, ficam disponíveis apenas no repositório local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ara compartilhar tags, fazemos de maneira parecida com o que fizemos com branches, utilizando o comando git push. Para compartilhar a tag v1.0, devemos executar o comando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sh origin v1.0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ronto! A tag v1.0 foi enviada para o repositório remoto origin. Nossos colegas de equipe poderão obter essa tag quando executarem o comando</text:span></text:span></text:p>
      <text:p text:style-name="P30"><text:span text:style-name="Source_20_Text"><text:span text:style-name="T37">git pull</text:span></text:span></text:p>
      <text:p text:style-name="P30"><text:span text:style-name="Source_20_Text"><text:span text:style-name="T40"/></text:span></text:p>
      <text:p text:style-name="P30"><text:span text:style-name="Source_20_Text"><text:span text:style-name="T26">Se quisermos enviar todas as novas tags do repositório local para um repositório remoto podemos utilizar o comando git push com a opção --tags: <text:s text:c="2"/></text:span></text:span></text:p>
      <text:p text:style-name="P30"><text:span text:style-name="Source_20_Text"><text:span text:style-name="T26">$ git push origin --tags <text:s/>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oft-page-break/><text:span text:style-name="Source_20_Text"><text:span text:style-name="T38">10 </text:span></text:span><text:span text:style-name="Source_20_Text"><text:span text:style-name="T37">Maneiras de trabalhar com Git</text:span></text:span></text:p>
      <text:p text:style-name="P30"><text:span text:style-name="Source_20_Text"><text:span text:style-name="T37"/></text:span></text:p>
      <text:p text:style-name="P30"><text:span text:style-name="Source_20_Text"><text:span text:style-name="T31">P</text:span></text:span><text:span text:style-name="Source_20_Text"><text:span text:style-name="T26">recisamos decidir é o modelo de branches a</text:span></text:span></text:p>
      <text:p text:style-name="P30"><text:span text:style-name="Source_20_Text"><text:span text:style-name="T26">ser utilizado no nosso projeto. Alguns dos modelos mais comuns são:</text:span></text:span></text:p>
      <text:p text:style-name="P30"><text:span text:style-name="Source_20_Text"><text:span text:style-name="T26">• Utilizar apenas a branch master;</text:span></text:span></text:p>
      <text:p text:style-name="P30"><text:span text:style-name="Source_20_Text"><text:span text:style-name="T26">• Ter uma branch para cada nova funcionalidade, deixando a master</text:span></text:span></text:p>
      <text:p text:style-name="P30"><text:span text:style-name="Source_20_Text"><text:span text:style-name="T26">para código pronto para ser entregue;</text:span></text:span></text:p>
      <text:p text:style-name="P30"><text:span text:style-name="Source_20_Text"><text:span text:style-name="T26">• Ter algumas branches por etapa de desenvolvimento, como uma branch de longo prazo para código ainda em construção e uma de curto prazo para correções de bugs urgentes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>Um dos fluxos de trabalho mais simples é utilizar apenas um repositório central hospedado, por exemplo, no Github, comitando tudo diretamente n</text:span></text:span><text:span text:style-name="Source_20_Text"><text:span text:style-name="T32">a </text:span></text:span><text:span text:style-name="Source_20_Text"><text:span text:style-name="T26">branch local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ara enviar os commits locais, cada desenvolvedor faz um push para o repositório central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Considerando que temos um repositório para o nosso projeto configurado no Github, a primeira coisa seria faze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clone </text:span></text:span><text:a xlink:type="simple" xlink:href="https://github.com/empresa/projeto.git" text:style-name="Internet_20_link" text:visited-style-name="Visited_20_Internet_20_Link"><text:span text:style-name="Source_20_Text"><text:span text:style-name="T26">https://github.com/empresa/projeto.git</text:span></text:span></text:a></text:p>
      <text:p text:style-name="P30"><text:span text:style-name="Source_20_Text"><text:span text:style-name="T26"/></text:span></text:p>
      <text:p text:style-name="P30"><text:span text:style-name="Source_20_Text"><text:span text:style-name="T26">Após o clone, temos uma cópia local completa do repositório.</text:span></text:span></text:p>
      <text:p text:style-name="P30"><text:span text:style-name="Source_20_Text"><text:span text:style-name="T26">Podemos, então, criar novos arquivos ou editar arquivos existentes.</text:span></text:span></text:p>
      <text:p text:style-name="P30"><text:span text:style-name="Source_20_Text"><text:span text:style-name="T26">Quando estivermos satisfeitos com o código, podemos adicionar as alterações à área de stage e depois comitá-las na master, utilizando comandos</text:span></text:span></text:p>
      <text:p text:style-name="P30"><text:span text:style-name="Source_20_Text"><text:span text:style-name="T26">como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add .</text:span></text:span></text:p>
      <text:p text:style-name="P30"><text:span text:style-name="Source_20_Text"><text:span text:style-name="T26">$ git commit -m "Otimizando consulta a clientes" 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Depois de alguns commits, podemos compartilhar nosso trabalho com a equipe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sh origin master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Depois de termos publicado os novos commits, os outros desenvolvedores podem obtê-los executando:</text:span></text:span></text:p>
      <text:p text:style-name="P30"><text:span text:style-name="Source_20_Text"><text:span text:style-name="T26">$ git pull --rebase origin master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Se ocorrer algum conflito no momento em que obtemos os novos commits, devemos resolver os problemas editando os arquivos apropriados para</text:span></text:span></text:p>
      <text:p text:style-name="P30"><text:span text:style-name="Source_20_Text"><text:span text:style-name="T26">então executar:</text:span></text:span></text:p>
      <text:p text:style-name="P30"><text:span text:style-name="Source_20_Text"><text:span text:style-name="T26">$ git add .</text:span></text:span></text:p>
      <text:p text:style-name="P30"><text:span text:style-name="Source_20_Text"><text:span text:style-name="T26">$ git rebase --continue <text:s/>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Quando estivermos prontos para fazer uma entrega, podemos marcá-la</text:span></text:span></text:p>
      <text:p text:style-name="P30"><text:soft-page-break/><text:span text:style-name="Source_20_Text"><text:span text:style-name="T26">criando uma tag e, depois, enviando essa tag para o repositório central: 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tag v1.0</text:span></text:span></text:p>
      <text:p text:style-name="P30"><text:span text:style-name="Source_20_Text"><text:span text:style-name="T26">$ git push origin --tags <text:s/>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10.2 Utilizando branches por funcionalidade</text:span></text:span></text:p>
      <text:p text:style-name="P30"><text:span text:style-name="Source_20_Text"><text:span text:style-name="T26">com um repositório central Podemos utilizar branches para isolar o código de novas funcionalidades ou alterações em funcionalidades existentes. A branch master passa a ser tratada de maneira especial, ficando estável durante todo o desenvolvimento do projeto. Só quando a funcionalidade estiver pronta, é feito um merge da branch da funcionalidade na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Vamos dizer que temos um repositório local clonado a partir de um repositório do Github</text:span></text:span></text:p>
      <text:p text:style-name="P30"><text:span text:style-name="Source_20_Text"><text:span text:style-name="T26">A funcionalidade a ser desenvolvida é a criação de pedidos de nossa loja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Antes de começar, vamos criar a partir da master uma branch cha-</text:span></text:span></text:p>
      <text:p text:style-name="P30"><text:span text:style-name="Source_20_Text"><text:span text:style-name="T26">mada pedidos, já mudando pra essa nova branch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checkout -b pedidos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Em seguida, podemos efetuar commits com os comandos que já conhecemos:</text:span></text:span></text:p>
      <text:p text:style-name="P30"><text:span text:style-name="Source_20_Text"><text:span text:style-name="T26">$ git add 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commit -m "Tela inicial de pedidos"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odemos compartilhar o código que fizemos enviando-o</text:span></text:span></text:p>
      <text:p text:style-name="P30"><text:span text:style-name="Source_20_Text"><text:span text:style-name="T26">para o repositório central. Basta executa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sh origin pedidos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Com o código no repositório central, temos um backup do código e outros membros da nossa equipe podem obtê-lo para colaborar no desenvolvimento da funcionalidade. Tudo isso sem afetar a estabilidade da branch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O restante da nossa equipe, para poder trabalhar na funcionalidade, precisa obter as últimas alterações do repositório central e, em seguida, criar uma cópia local da branch pedidos. Para isso, deve-se executa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fetch origin</text:span></text:span></text:p>
      <text:p text:style-name="P30"><text:span text:style-name="Source_20_Text"><text:span text:style-name="T26">$ git checkout -t origin/pedidos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Nós e outros membros da equipe podemos fazer commits e, quando apropriado, compartilhar o código por meio do repositório central através do comando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sh origin pedidos</text:span></text:span></text:p>
      <text:p text:style-name="P30"><text:soft-page-break/><text:span text:style-name="Source_20_Text"><text:span text:style-name="T26"/></text:span></text:p>
      <text:p text:style-name="P30"><text:span text:style-name="Source_20_Text"><text:span text:style-name="T26">Para obtermos o novo código da funcionalidade, ainda na branch</text:span></text:span></text:p>
      <text:p text:style-name="P30"><text:span text:style-name="Source_20_Text"><text:span text:style-name="T26">pedidos, devemos faze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ll --rebase origin pedidos 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No caso de conflitos após o pull com rebase, devemos mesclar os arquivos manualmente e executa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add .</text:span></text:span></text:p>
      <text:p text:style-name="P30"><text:span text:style-name="Source_20_Text"><text:span text:style-name="T26">$ git rebase --continue <text:s/>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Caso haja alguma alteração feita diretamente na master, como uma correção de um defeito urgente, é importante obtê-la no repositório local. Para isso, continuando na branch pedidos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ll --rebase origin master <text:s/>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Antes, é importante nos certificarmos de que a branch master contém as últimas modificações do repositório central. Podemos utilizar um pull sem rebase, para deixarmos a master intacta. É tranquilo fazer o pull sem rebase nesse caso porque, muito provavelmente, será feito um merge do estilo fastforward, já que não é comum fazermos commits diretamente na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Na branch pedidos, devemos executar os comandos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checkout master</text:span></text:span></text:p>
      <text:p text:style-name="P30"><text:span text:style-name="Source_20_Text"><text:span text:style-name="T26">$ git pull origin master</text:span></text:span></text:p>
      <text:p text:style-name="P30"><text:span text:style-name="Source_20_Text"><text:span text:style-name="T26">$ git merge pedidos 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No caso de conflitos no merge da branch da funcionalidade, devemos resolver os conflitos manualmente para depois executa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add .</text:span></text:span></text:p>
      <text:p text:style-name="P30"><text:span text:style-name="Source_20_Text"><text:span text:style-name="T26">$ git commit -m "Resolvendo conflitos no merge de pedidos"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Depois de realizado o merge da branch pedidos com a branch local</text:span></text:span></text:p>
      <text:p text:style-name="P30"><text:span text:style-name="Source_20_Text"><text:span text:style-name="T26">master, podemos compartilhar o código executando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push origin master 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No momento adequado, podemos liberar uma nova versão do sistema,</text:span></text:span></text:p>
      <text:p text:style-name="P30"><text:span text:style-name="Source_20_Text"><text:span text:style-name="T26">marcando a entrega com uma tag através do comando git tag v1.0</text:span></text:span></text:p>
      <text:p text:style-name="P31"><text:span text:style-name="Source_20_Text"><text:span text:style-name="T26">e compartilhando a tag criada com o comando </text:span></text:span></text:p>
      <text:p text:style-name="P31"><text:span text:style-name="Source_20_Text"><text:span text:style-name="T26">$ git push origin --tags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Se não quisermos entregar alguma funcionalidade na nova versão do sistema, basta não fazermos o merge da branch da funcionalidade na branch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pan text:style-name="Source_20_Text"><text:span text:style-name="T26"/></text:span></text:p>
      <text:p text:style-name="P30"><text:soft-page-break/><text:span text:style-name="Source_20_Text"><text:span text:style-name="T37">10.3 Utilizando branches por etapa de desenvolvimento com um repositório central</text:span></text:span></text:p>
      <text:p text:style-name="P30"><text:span text:style-name="Source_20_Text"><text:span text:style-name="T37"/></text:span></text:p>
      <text:p text:style-name="P30"><text:span text:style-name="Source_20_Text"><text:span text:style-name="T26">Para evitar a integração tardia das funcionalidades, poderíamos ter uma branch para código ainda em desenvolvimento, chamada desenv. Seria uma branch de longo prazo, que existiria enquanto o projeto estiver sendo desenvolvido. A branch master teria código já pronto pra ser entregue. Já a branch desenv teria código para a próxima entrega. Quando tivermos um ponto estável no novo código, faríamos um merge da desenv na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Seria interessante termos branches de release, para comitarmos código referente a uma determinada entrega, como correções de última hora de pequenos bugs descobertos logo antes de liberar uma versão. Teriam nomes como release1.1 ou release2.0 e seriam criadas a partir da desenv.Também poderiam ser comitados nessas branches de release códigos necessários para preparar uma entrega, como arquivos de versão e release notes.</text:span></text:span></text:p>
      <text:p text:style-name="P30"><text:span text:style-name="Source_20_Text"><text:span text:style-name="T26">Seriam branches de curto prazo, que poderiam ser deletadas quando não fizerem mais sentido. Os commits das correções feitas nessas branches de release precisariam ser aplicados na master e na desenv, através de um merge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ara bugs urgentes, que afetam versões em produção, poderíamos criar uma branch de hotfix. Se estivermos com a versão 1.0 em produção e acontecer um defeito que pode ser corrigido de maneira imediata, poderíamos criar a branch hotfix-1.0.1 a partir da master. A correção seria feita nessa nova branch e, quando finalizada, faríamos um merge na branch master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Também é importante efetuarmos um merge na branch desenv, para obtermos a correção do defeito. Uma branch de hotfix é de curto prazo e, depois de feito o merge, podemos apagá-la.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Como nos fluxos de trabalho anteriores, cada desenvolvedor deve fazer o clone do repositório central executando, por exemplo, git clone https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Logo no início do projeto, ou em algum outro momento apropriado, podemos criar uma branch local chamada desenv, a partir da master, para comitarmos código ainda em desenvolvimento. Também é importante que essa branch exista no repositório central. Para isso, um dos desenvolvedores deve executa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branch desenv</text:span></text:span></text:p>
      <text:p text:style-name="P30"><text:span text:style-name="Source_20_Text"><text:span text:style-name="T26">$ git push origin desenv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Para começarem a trabalhar na branch desenv, os desenvolvedo-</text:span></text:span></text:p>
      <text:p text:style-name="P30"><text:span text:style-name="Source_20_Text"><text:span text:style-name="T26">res precisam criar uma branch local que aponta para a branch remota origin/desenv do repositório central. Para isso, devem executar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fetch origin</text:span></text:span></text:p>
      <text:p text:style-name="P30"><text:soft-page-break/><text:span text:style-name="Source_20_Text"><text:span text:style-name="T26">$ git checkout -t origin/desenv</text:span></text:span></text:p>
      <text:p text:style-name="P30"><text:span text:style-name="Source_20_Text"><text:span text:style-name="T26">Para trabalharmos em uma nova funcionalidade, por exemplo de esto-</text:span></text:span></text:p>
      <text:p text:style-name="P30"><text:span text:style-name="Source_20_Text"><text:span text:style-name="T26">que, podemos criar uma branch para essa funcionalidade a partir da branch desenv, executando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6">$ git checkout -b estoque desenv</text:span></text:span></text:p>
      <text:p text:style-name="P30"><text:span text:style-name="Source_20_Text"><text:span text:style-name="T26"/></text:span></text:p>
      <text:p text:style-name="P32"><text:span text:style-name="Source_20_Text"><text:span text:style-name="T26">Podemos efetuar alguns commits e, depois, compartilhar a branch com a nossa equipe, através do comando: 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git push origin estoque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No momento adequado, devemos fazer o merge da funcionalidade</text:span></text:span></text:p>
      <text:p text:style-name="P32"><text:span text:style-name="Source_20_Text"><text:span text:style-name="T26">estoque na branch desenv, integrando-a com as outras funcionalidades que já foram mescladas com desenv. Porém, antes do merge, é importante obtermos as últimas mudanças em desenv feitas pelos outros membros da nossa equipe através de um pull de origin/desenv. Depois do merge, podemos compartilhar a branch desenv que já terá os últimos commits da estoque. Para fazer isso tudo, considerando que estamos na branch</text:span></text:span></text:p>
      <text:p text:style-name="P32"><text:span text:style-name="Source_20_Text"><text:span text:style-name="T26">estoque, devemos executar: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$ git pull origin desenv</text:span></text:span></text:p>
      <text:p text:style-name="P32"><text:span text:style-name="Source_20_Text"><text:span text:style-name="T26">$ git checkout desenv</text:span></text:span></text:p>
      <text:p text:style-name="P32"><text:span text:style-name="Source_20_Text"><text:span text:style-name="T26">$ git merge estoque</text:span></text:span></text:p>
      <text:p text:style-name="P32"><text:span text:style-name="Source_20_Text"><text:span text:style-name="T26">$ git push origin desenv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Podemos repetir os comandos anteriores sempre que quisermos integrar a branch da funcionalidade estoque com a branch desenv. Ao terminarmos a funcionalidade, devemos fazer um último merge em desenv. Se quisermos, podemos deletar nossa branch local estoque com o comando</text:span></text:span></text:p>
      <text:p text:style-name="P32"><text:span text:style-name="Source_20_Text"><text:span text:style-name="T26">git branch -d estoque.</text:span></text:span></text:p>
      <text:p text:style-name="P32"><text:span text:style-name="Source_20_Text"><text:span text:style-name="T26">Quando estivermos satisfeitos com as funcionalidades que foram mescladas na branch desenv, podemos criar uma branch para a próxima release com um nome como release-1.0 a partir da desenv. Para isso, devemos executar: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$ git checkout -b release-1.0 desenv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Na branch release-1.0 podemos comitar, por exemplo, um arquivo</text:span></text:span></text:p>
      <text:p text:style-name="P32"><text:span text:style-name="Source_20_Text"><text:span text:style-name="T26">listando as novas funcionalidades (o release notes), modificar arquivos para preparar a entrega. Além disso, podemos comitar correções de pequenos bugs que descobrirmos antes de liberar a nova versão. Enquanto isso, outros desenvolvedores podem começar a trabalhar nas funcionalidades da próxima</text:span></text:span></text:p>
      <text:p text:style-name="P33"><text:span text:style-name="Source_20_Text"><text:span text:style-name="T26">entrega, comitando na branch desenv. </text:span></text:span></text:p>
      <text:p text:style-name="P33"><text:span text:style-name="Source_20_Text"><text:span text:style-name="T26">Para fecharmos a nova versão, devemos fazer o merge da nossa branch release-1.0 na branch master. Para isso, devemos executar os comandos:</text:span></text:span></text:p>
      <text:p text:style-name="P32"><text:span text:style-name="Source_20_Text"><text:span text:style-name="T26">$ git checkout master</text:span></text:span></text:p>
      <text:p text:style-name="P32"><text:span text:style-name="Source_20_Text"><text:span text:style-name="T26">$ git merge release-1.0</text:span></text:span></text:p>
      <text:p text:style-name="P32"><text:span text:style-name="Source_20_Text"><text:span text:style-name="T26">$ git push origin master</text:span></text:span></text:p>
      <text:p text:style-name="P32"><text:soft-page-break/><text:span text:style-name="Source_20_Text"><text:span text:style-name="T26">Também é importante, ainda na branch master, marcamos a nova ver-</text:span></text:span></text:p>
      <text:p text:style-name="P32"><text:span text:style-name="Source_20_Text"><text:span text:style-name="T26">são com uma tag: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>$ git tag v1.0</text:span></text:span></text:p>
      <text:p text:style-name="P32"><text:span text:style-name="Source_20_Text"><text:span text:style-name="T26">$ git push origin --tags</text:span></text:span></text:p>
      <text:p text:style-name="P32"><text:span text:style-name="Source_20_Text"><text:span text:style-name="T26">Se tivermos comitado correções de bugs na branch release-1.0, é importante aplicarmos o código corrigido na branch desenv, através de um merge. Para isso, devemos executar:</text:span></text:span></text:p>
      <text:p text:style-name="P32"><text:span text:style-name="Source_20_Text"><text:span text:style-name="T26">$ git checkout desenv</text:span></text:span></text:p>
      <text:p text:style-name="P32"><text:span text:style-name="Source_20_Text"><text:span text:style-name="T26">$ git merge release-1.0</text:span></text:span></text:p>
      <text:p text:style-name="P32"><text:span text:style-name="Source_20_Text"><text:span text:style-name="T26">$ git push origin desenv</text:span></text:span></text:p>
      <text:p text:style-name="P32"><text:span text:style-name="Source_20_Text"><text:span text:style-name="T26"/></text:span></text:p>
      <text:p text:style-name="P32">Se quisermos, podemos deletar a branch local release-1.0 através do</text:p>
      <text:p text:style-name="P32">comando: git branch -d release-1.0</text:p>
      <text:p text:style-name="P32"/>
      <text:p text:style-name="P32">Caso aconteça um bug em produção que deve ser corrigido imediatamente, podemos criar uma branch para trabalharmos na correção. Se a versão atual for a 1.0, poderíamos chamá-la de hotfix-1.0.1. Já que a branch master contém o código da última versão liberada para produção, devemos</text:p>
      <text:p text:style-name="P32">criar a nova branch de correção a partir da master. Para criá-la, devemos executar:</text:p>
      <text:p text:style-name="P32"/>
      <text:p text:style-name="P32">$ git checkout -b hotfix-1.0.1 master</text:p>
      <text:p text:style-name="P32"/>
      <text:p text:style-name="P32">Depois de descobrimos a causa do defeito e termos comitado o código com a correção, podemos fazer o merge da branch hotfix-1.0.1 na branch master. Então, devemos executar:</text:p>
      <text:p text:style-name="P32"/>
      <text:p text:style-name="P32">$ git checkout master</text:p>
      <text:p text:style-name="P32">$ git merge hotfix-1.0.1</text:p>
      <text:p text:style-name="P32">$ git tag 1.0.1</text:p>
      <text:p text:style-name="P32"/>
      <text:p text:style-name="P32">Não podemos esquecer de aplicar a correção do defeito na branch desenv, que contém o código que está sendo desenvolvido. Podemos fazer isso executando:</text:p>
      <text:p text:style-name="P32">$ git checkout desenv</text:p>
      <text:p text:style-name="P32">$ git merge hotfix-1.0.1</text:p>
      <text:p text:style-name="P32"/>
      <text:p text:style-name="P32">Feitos os merges da branch hotfix-1.0.1 nas branches master e desenv podemos apagá-la com o comando git branch -d hotfix-1.0.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3:40:21.755339068</meta:creation-date>
    <meta:editing-duration>PT22H4M29S</meta:editing-duration>
    <meta:editing-cycles>60</meta:editing-cycles>
    <meta:generator>LibreOffice/7.3.7.2$Linux_X86_64 LibreOffice_project/30$Build-2</meta:generator>
    <dc:date>2025-06-01T16:41:17.440634152</dc:date>
    <meta:document-statistic meta:table-count="0" meta:image-count="0" meta:object-count="0" meta:page-count="27" meta:paragraph-count="585" meta:word-count="6254" meta:character-count="38594" meta:non-whitespace-character-count="32901"/>
  </office:meta>
</office:document-meta>
</file>